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70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1">
      <style:graphic-properties draw:fill="none" draw:stroke="solid" svg:stroke-width="0.01389in" svg:stroke-color="#000000" svg:stroke-opacity="100%" draw:stroke-linejoin="miter" svg:stroke-linecap="butt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6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73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626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674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627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688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689">
      <style:graphic-properties draw:fill="none" draw:stroke="solid" svg:stroke-width="0.01389in" svg:stroke-color="#000000" svg:stroke-opacity="100%" draw:stroke-linejoin="miter" svg:stroke-linecap="butt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8">
      <style:graphic-properties draw:fill="solid" draw:fill-color="#729fcf" draw:opacity="100%" draw:stroke="solid" svg:stroke-width="0.02778in" svg:stroke-color="#3465a4" svg:stroke-opacity="100%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76">
      <style:graphic-properties draw:fill="none" draw:stroke="solid" svg:stroke-width="0in" svg:stroke-color="#3465a4" draw:marker-end="a575" svg:stroke-opacity="100%" draw:stroke-linejoin="miter" svg:stroke-linecap="butt"/>
    </style:style>
    <style:style style:family="graphic" style:name="a578">
      <style:graphic-properties draw:fill="none" draw:stroke="solid" svg:stroke-width="0in" svg:stroke-color="#3465a4" draw:marker-end="a577" svg:stroke-opacity="100%" draw:stroke-linejoin="miter" svg:stroke-linecap="butt"/>
    </style:style>
    <style:style style:family="graphic" style:name="a6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0">
      <style:graphic-properties draw:fill="none" draw:stroke="solid" svg:stroke-width="0.01389in" svg:stroke-color="#000000" svg:stroke-opacity="100%" draw:stroke-linejoin="miter" svg:stroke-linecap="butt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6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92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3">
      <style:graphic-properties draw:fill="none" draw:stroke="solid" svg:stroke-width="0.01389in" svg:stroke-color="#000000" svg:stroke-opacity="100%" draw:stroke-linejoin="miter" svg:stroke-linecap="butt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6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95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0">
      <style:graphic-properties draw:fill="none" draw:stroke="solid" svg:stroke-width="0in" svg:stroke-color="#3465a4" draw:marker-end="a579" svg:stroke-opacity="100%" draw:stroke-linejoin="miter" svg:stroke-linecap="butt"/>
    </style:style>
    <style:style style:family="graphic" style:name="a582">
      <style:graphic-properties draw:fill="none" draw:stroke="solid" svg:stroke-width="0in" svg:stroke-color="#3465a4" draw:marker-end="a581" svg:stroke-opacity="100%" draw:stroke-linejoin="miter" svg:stroke-linecap="butt"/>
    </style:style>
    <style:style style:family="graphic" style:name="a584">
      <style:graphic-properties draw:fill="none" draw:stroke="solid" svg:stroke-width="0in" svg:stroke-color="#3465a4" draw:marker-end="a583" svg:stroke-opacity="100%" draw:stroke-linejoin="miter" svg:stroke-linecap="butt"/>
    </style:style>
    <style:style style:family="graphic" style:name="a586">
      <style:graphic-properties draw:fill="none" draw:stroke="solid" svg:stroke-width="0in" svg:stroke-color="#3465a4" draw:marker-end="a585" svg:stroke-opacity="100%" draw:stroke-linejoin="miter" svg:stroke-linecap="butt"/>
    </style:style>
    <style:style style:family="graphic" style:name="a589">
      <style:graphic-properties draw:fill="none" draw:stroke="dash" draw:stroke-dash="a587" svg:stroke-width="0in" svg:stroke-color="#3465a4" draw:marker-end="a588" svg:stroke-opacity="100%" draw:stroke-linejoin="miter" svg:stroke-linecap="butt"/>
    </style:style>
    <style:style style:family="graphic" style:name="a60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draw:fill="solid" draw:fill-color="#729fcf" draw:opacity="100%" draw:stroke="solid" svg:stroke-width="0.02778in" svg:stroke-color="#3465a4" svg:stroke-opacity="100%"/>
    </style:style>
    <style:style style:family="graphic" style:name="a6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6">
      <style:graphic-properties draw:fill="none" draw:stroke="solid" svg:stroke-width="0.02083in" svg:stroke-color="#000000" svg:stroke-opacity="100%" draw:stroke-linejoin="miter" svg:stroke-linecap="butt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7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658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659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592">
      <style:graphic-properties draw:fill="none" draw:stroke="dash" draw:stroke-dash="a590" svg:stroke-width="0in" svg:stroke-color="#3465a4" draw:marker-end="a591" svg:stroke-opacity="100%" draw:stroke-linejoin="miter" svg:stroke-linecap="butt"/>
    </style:style>
    <style:style style:family="graphic" style:name="a594">
      <style:graphic-properties draw:fill="none" draw:stroke="solid" svg:stroke-width="0in" svg:stroke-color="#3465a4" draw:marker-end="a593" svg:stroke-opacity="100%" draw:stroke-linejoin="miter" svg:stroke-linecap="butt"/>
    </style:style>
    <style:style style:family="graphic" style:name="a597">
      <style:graphic-properties draw:fill="none" draw:stroke="dash" draw:stroke-dash="a595" svg:stroke-width="0in" svg:stroke-color="#3465a4" draw:marker-end="a596" svg:stroke-opacity="100%" draw:stroke-linejoin="miter" svg:stroke-linecap="butt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6">
      <style:graphic-properties draw:fill="none" draw:stroke="solid" svg:stroke-width="0.01389in" svg:stroke-color="#000000" svg:stroke-opacity="100%" draw:stroke-linejoin="miter" svg:stroke-linecap="butt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61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68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669">
      <style:graphic-properties draw:fill="none" draw:stroke="solid" svg:stroke-width="0.01389in" svg:stroke-color="#000000" svg:stroke-opacity="100%" draw:stroke-linejoin="miter" svg:stroke-linecap="butt"/>
    </style:style>
    <style:style style:family="drawing-page" style:name="a5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body>
    <office:presentation>
      <draw:page draw:name="page1" draw:style-name="a553" draw:master-page-name="Master1-Layout7-blank-Blank" presentation:presentation-page-layout-name="Master1-PPL7" draw:id="Slide-256">
        <draw:custom-shape svg:x="0.75in" svg:y="4.5in" svg:width="9.75in" svg:height="0.75in" draw:id="id73" draw:style-name="a556" draw:name="Freeform 1">
          <svg:title/>
          <svg:desc/>
          <text:p text:style-name="a555" text:class-names="" text:cond-style-name=""><text:span text:style-name="a554" text:class-names="">API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75in" svg:y="3.25in" svg:width="1.75in" svg:height="0.75in" draw:id="id74" draw:style-name="a559" draw:name="Freeform 2">
          <svg:title/>
          <svg:desc/>
          <text:p text:style-name="a558" text:class-names="" text:cond-style-name=""><text:span text:style-name="a557" text:class-names="">Persis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75in" svg:y="3.25in" svg:width="1.75in" svg:height="0.75in" draw:id="id75" draw:style-name="a562" draw:name="Freeform 3">
          <svg:title/>
          <svg:desc/>
          <text:p text:style-name="a561" text:class-names="" text:cond-style-name=""><text:span text:style-name="a560" text:class-names="">Processing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75in" svg:y="3.25in" svg:width="1.75in" svg:height="0.75in" draw:id="id76" draw:style-name="a565" draw:name="Freeform 4">
          <svg:title/>
          <svg:desc/>
          <text:p text:style-name="a564" text:class-names="" text:cond-style-name=""><text:span text:style-name="a563" text:class-names="">Remoting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75in" svg:y="2in" svg:width="1.75in" svg:height="0.75in" draw:id="id77" draw:style-name="a568" draw:name="Freeform 5">
          <svg:title/>
          <svg:desc/>
          <text:p text:style-name="a567" text:class-names="" text:cond-style-name=""><text:span text:style-name="a566" text:class-names="">Cor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75in" svg:y="3.25in" svg:width="1.75in" svg:height="0.75in" draw:id="id78" draw:style-name="a571" draw:name="Freeform 6">
          <svg:title/>
          <svg:desc/>
          <text:p text:style-name="a570" text:class-names="" text:cond-style-name=""><text:span text:style-name="a569" text:class-names="">Remoting Connec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75in" svg:y="3.25in" svg:width="1.75in" svg:height="0.75in" draw:id="id79" draw:style-name="a574" draw:name="Freeform 7">
          <svg:title/>
          <svg:desc/>
          <text:p text:style-name="a573" text:class-names="" text:cond-style-name=""><text:span text:style-name="a572" text:class-names="">Schedule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standard" svg:x1="1.875in" svg:y1="2.5in" draw:start-shape="id77" draw:start-glue-point="2" svg:x2="2.375in" svg:y2="3.5in" draw:end-shape="id75" draw:end-glue-point="0" draw:id="id80" draw:style-name="a576" draw:transform="translate(-2.125in -3in) rotate(-1.5708) translate(2.125in 3in)" draw:name="Elbow Connector 8">
          <svg:title/>
          <svg:desc/>
        </draw:connector>
        <draw:connector draw:type="standard" svg:x1="5in" svg:y1="2.125in" draw:start-shape="id77" draw:start-glue-point="2" svg:x2="3.25in" svg:y2="5.125in" draw:end-shape="id73" draw:end-glue-point="0" draw:id="id81" draw:style-name="a578" draw:transform="translate(-4.125in -3.625in) rotate(-4.71239) translate(4.125in 3.625in)" draw:name="Elbow Connector 9">
          <svg:title/>
          <svg:desc/>
        </draw:connector>
        <draw:connector draw:type="standard" svg:x1="4.875in" svg:y1="3.25in" draw:start-shape="id74" draw:start-glue-point="2" svg:x2="4.375in" svg:y2="5.25in" draw:end-shape="id73" draw:end-glue-point="0" draw:id="id82" draw:style-name="a580" draw:transform="translate(-4.625in -4.25in) rotate(-4.71239) translate(4.625in 4.25in)" draw:name="Elbow Connector 10">
          <svg:title/>
          <svg:desc/>
        </draw:connector>
        <draw:connector draw:type="standard" svg:x1="5.375in" svg:y1="4.25in" draw:start-shape="id76" draw:start-glue-point="2" svg:x2="5.875in" svg:y2="4.26389in" draw:end-shape="id73" draw:end-glue-point="0" draw:id="id83" draw:style-name="a582" draw:transform="translate(-5.625in -4.25694in) rotate(-1.5708) translate(5.625in 4.25694in)" draw:name="Elbow Connector 11">
          <svg:title/>
          <svg:desc/>
        </draw:connector>
        <draw:connector draw:type="standard" svg:x1="6.375in" svg:y1="3.25in" draw:start-shape="id78" draw:start-glue-point="2" svg:x2="6.875in" svg:y2="5.25in" draw:end-shape="id73" draw:end-glue-point="0" draw:id="id84" draw:style-name="a584" draw:transform="translate(-6.625in -4.25in) rotate(-1.5708) translate(6.625in 4.25in)" draw:name="Elbow Connector 12">
          <svg:title/>
          <svg:desc/>
        </draw:connector>
        <draw:connector draw:type="standard" svg:x1="7.375in" svg:y1="2.25in" draw:start-shape="id79" draw:start-glue-point="2" svg:x2="7.875in" svg:y2="6.25in" draw:end-shape="id73" draw:end-glue-point="0" draw:id="id85" draw:style-name="a586" draw:transform="translate(-7.625in -4.25in) rotate(-1.5708) translate(7.625in 4.25in)" draw:name="Elbow Connector 13">
          <svg:title/>
          <svg:desc/>
        </draw:connector>
        <draw:connector draw:type="standard" svg:x1="3.5in" svg:y1="2.375in" draw:start-shape="id77" draw:start-glue-point="1" svg:x2="3.625in" svg:y2="3.25in" draw:end-shape="id74" draw:end-glue-point="0" draw:id="id86" draw:style-name="a589" draw:name="Elbow Connector 14">
          <svg:title/>
          <svg:desc/>
        </draw:connector>
        <draw:connector draw:type="standard" svg:x1="3.5in" svg:y1="2.375in" draw:start-shape="id77" draw:start-glue-point="1" svg:x2="9.625in" svg:y2="3.25in" draw:end-shape="id79" draw:end-glue-point="0" draw:id="id87" draw:style-name="a592" draw:name="Elbow Connector 15">
          <svg:title/>
          <svg:desc/>
        </draw:connector>
        <draw:connector draw:type="line" svg:x1="9.25in" svg:y1="1.25in" svg:x2="10.44724in" svg:y2="1.25in" draw:id="id88" draw:style-name="a594" draw:name="Straight Arrow Connector 16">
          <svg:title/>
          <svg:desc/>
        </draw:connector>
        <draw:connector draw:type="line" svg:x1="9.25in" svg:y1="1.75in" svg:x2="10.44724in" svg:y2="1.75in" draw:id="id89" draw:style-name="a597" draw:name="Straight Arrow Connector 17">
          <svg:title/>
          <svg:desc/>
        </draw:connector>
        <draw:frame draw:id="id90" draw:style-name="a600" draw:name="TextBox 18" svg:x="6.01575in" svg:y="1.04646in" svg:width="3.20748in" svg:height="0.37874in">
          <draw:text-box>
            <text:p text:style-name="a599" text:class-names="" text:cond-style-name=""><text:span text:style-name="a598" text:class-names="">Compile-Time Dependency</text:span></text:p>
          </draw:text-box>
          <svg:title/>
          <svg:desc/>
        </draw:frame>
        <draw:frame draw:id="id91" draw:style-name="a603" draw:name="TextBox 19" svg:x="5.54961in" svg:y="1.51299in" svg:width="3.70276in" svg:height="0.37874in">
          <draw:text-box>
            <text:p text:style-name="a602" text:class-names="" text:cond-style-name=""><text:span text:style-name="a601" text:class-names="">Runtime Dependency (optional)</text:span></text:p>
          </draw:text-box>
          <svg:title/>
          <svg:desc/>
        </draw:frame>
        <presentation:notes draw:style-name="a609">
          <draw:frame draw:id="id92" draw:style-name="a606" draw:name="Slide Number Placeholder 6" svg:x="4.81102in" svg:y="10.45in" svg:width="3.68858in" svg:height="0.54961in">
            <draw:text-box>
              <text:p text:style-name="a605" text:class-names="" text:cond-style-name=""><text:span text:style-name="a604" text:class-names=""><text:page-number style:num-format="1" text:fixed="false"/></text:span></text:p>
            </draw:text-box>
            <svg:title/>
            <svg:desc/>
          </draw:frame>
          <draw:page-thumbnail draw:page-number="1" svg:x="0.58333in" svg:y="0.83507in" svg:width="7.3316in" svg:height="4.125in" presentation:class="page" draw:id="id93" presentation:style-name="a607" draw:name="Slide Image Placeholder 1">
            <svg:title/>
            <svg:desc/>
          </draw:page-thumbnail>
          <draw:frame draw:id="id94" presentation:style-name="a60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" draw:style-name="a610" draw:master-page-name="Master1-Layout7-blank-Blank" presentation:presentation-page-layout-name="Master1-PPL7" draw:id="Slide-257">
        <draw:g draw:name="Gruppo 53" draw:id="id95">
          <svg:title/>
          <svg:desc/>
          <draw:custom-shape svg:x="0.28548in" svg:y="0.64741in" svg:width="2.79138in" svg:height="1.33465in" draw:id="id96" draw:style-name="a613" draw:name="Freeform 20">
            <svg:title/>
            <svg:desc/>
            <text:p text:style-name="a612" text:class-names="" text:cond-style-name=""><text:span text:style-name="a611" text:class-names="">Primary Power Source</text:span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0.28548in" svg:y="2.67304in" svg:width="2.79138in" svg:height="1.33465in" draw:id="id97" draw:style-name="a616" draw:name="Freeform 21">
            <svg:title/>
            <svg:desc/>
            <text:p text:style-name="a615" text:class-names="" text:cond-style-name=""><text:span text:style-name="a614" text:class-names="">Emergency Power Source 1</text:span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custom-shape svg:x="0.29113in" svg:y="4.69868in" svg:width="2.79138in" svg:height="1.33465in" draw:id="id98" draw:style-name="a619" draw:name="Freeform 22">
            <svg:title/>
            <svg:desc/>
            <text:p text:style-name="a618" text:class-names="" text:cond-style-name=""><text:span text:style-name="a617" text:class-names="">Emergency Power Source 2</text:span></text:p>
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1 + ?f13"/>
              <draw:equation draw:name="f17" draw:formula="?f12 * ?f14"/>
              <draw:equation draw:name="f18" draw:formula="?f11 - ?f16"/>
              <draw:equation draw:name="f19" draw:formula="?f16 - ?f11"/>
              <draw:equation draw:name="f20" draw:formula="?f8 / 21600"/>
              <draw:equation draw:name="f21" draw:formula="?f7 / 21600"/>
              <draw:equation draw:name="f22" draw:formula="21600 * ?f8"/>
              <draw:equation draw:name="f23" draw:formula="21600 * ?f7"/>
              <draw:equation draw:name="f24" draw:formula="0 - ?f17"/>
              <draw:equation draw:name="f25" draw:formula="abs(?f18)"/>
              <draw:equation draw:name="f26" draw:formula="abs(?f19)"/>
              <draw:equation draw:name="f27" draw:formula="if(?f18, ?f15, ?f2)"/>
              <draw:equation draw:name="f28" draw:formula="if(?f18, ?f2, ?f15)"/>
              <draw:equation draw:name="f29" draw:formula="if(?f18, ?f0, ?f2)"/>
              <draw:equation draw:name="f30" draw:formula="if(?f18, ?f2, ?f0)"/>
              <draw:equation draw:name="f31" draw:formula="if(?f19, ?f15, ?f2)"/>
              <draw:equation draw:name="f32" draw:formula="if(?f19, ?f2, ?f15)"/>
              <draw:equation draw:name="f33" draw:formula="if(?f18, 0, ?f1)"/>
              <draw:equation draw:name="f34" draw:formula="if(?f18, ?f1, 0)"/>
              <draw:equation draw:name="f35" draw:formula="min(?f21, ?f20)"/>
              <draw:equation draw:name="f36" draw:formula="?f22 / ?f9"/>
              <draw:equation draw:name="f37" draw:formula="?f23 / ?f9"/>
              <draw:equation draw:name="f38" draw:formula="?f24 * ?f1"/>
              <draw:equation draw:name="f39" draw:formula="if(?f18, ?f30, ?f29)"/>
              <draw:equation draw:name="f40" draw:formula="if(?f18, ?f29, ?f30)"/>
              <draw:equation draw:name="f41" draw:formula="if(?f19, ?f28, ?f27)"/>
              <draw:equation draw:name="f42" draw:formula="?f38 / ?f10"/>
              <draw:equation draw:name="f43" draw:formula="if(?f19, ?f40, ?f39)"/>
              <draw:equation draw:name="f44" draw:formula="?f25 * ?f35"/>
              <draw:equation draw:name="f45" draw:formula="?f26 * ?f35"/>
              <draw:equation draw:name="f46" draw:formula="?f37 - ?f13"/>
              <draw:equation draw:name="f47" draw:formula="?f36 - ?f13"/>
              <draw:equation draw:name="f48" draw:formula="?f42 - ?f2"/>
              <draw:equation draw:name="f49" draw:formula="?f37 - ?f46"/>
              <draw:equation draw:name="f50" draw:formula="?f36 - ?f47"/>
              <draw:equation draw:name="f51" draw:formula="?f46 - ?f37"/>
              <draw:equation draw:name="f52" draw:formula="?f47 - ?f3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1, ?f32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4, ?f33)"/>
              <draw:equation draw:name="f67" draw:formula="if(?f52, ?f33, ?f34)"/>
              <draw:equation draw:name="f68" draw:formula="if(?f19, ?f55, ?f54)"/>
              <draw:equation draw:name="f69" draw:formula="if(?f19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18, ?f66, ?f67)"/>
              <draw:equation draw:name="f74" draw:formula="if(?f18, ?f64, ?f65)"/>
              <draw:equation draw:name="f75" draw:formula="?f53 * ?f35"/>
              <draw:equation draw:name="f76" draw:formula="?f57 * ?f35"/>
              <draw:equation draw:name="f77" draw:formula="?f58 * ?f35"/>
              <draw:equation draw:name="f78" draw:formula="?f63 * ?f35"/>
              <draw:equation draw:name="f79" draw:formula="if(?f49, ?f68, ?f69)"/>
              <draw:equation draw:name="f80" draw:formula="if(?f51, ?f71, ?f70)"/>
              <draw:equation draw:name="f81" draw:formula="?f48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36 - ?f90"/>
              <draw:equation draw:name="f93" draw:formula="?f37 - ?f90"/>
              <draw:equation draw:name="f94" draw:formula="21550000 - ?f41"/>
              <draw:equation draw:name="f95" draw:formula="if(?f94, ?f41, 21550000)"/>
              <draw:equation draw:name="f96" draw:formula="-21550000 - ?f95"/>
              <draw:equation draw:name="f97" draw:formula="if(?f96, -21550000, ?f95)"/>
              <draw:equation draw:name="f98" draw:formula="?f43 + ?f97"/>
              <draw:equation draw:name="f99" draw:formula="?f43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4"/>
              <draw:equation draw:name="f105" draw:formula="sin(?f101)"/>
              <draw:equation draw:name="f106" draw:formula="0 - ?f105"/>
              <draw:equation draw:name="f107" draw:formula="?f106 * ?f45"/>
              <draw:equation draw:name="f108" draw:formula="sqrt(?f104 * ?f104 + ?f107 * ?f107 + 0 * 0)"/>
              <draw:equation draw:name="f109" draw:formula="?f44 * ?f45 / ?f108"/>
              <draw:equation draw:name="f110" draw:formula="?f106 * ?f109"/>
              <draw:equation draw:name="f111" draw:formula="?f16 - ?f110"/>
              <draw:equation draw:name="f112" draw:formula="?f103 * ?f109"/>
              <draw:equation draw:name="f113" draw:formula="?f11 - ?f112"/>
              <draw:equation draw:name="f114" draw:formula="?f111 - ?f44"/>
              <draw:equation draw:name="f115" draw:formula="?f113 - ?f45"/>
              <draw:equation draw:name="f116" draw:formula="?f111 + ?f44"/>
              <draw:equation draw:name="f117" draw:formula="?f113 + ?f45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4"/>
              <draw:equation draw:name="f124" draw:formula="sin(?f120)"/>
              <draw:equation draw:name="f125" draw:formula="0 - ?f124"/>
              <draw:equation draw:name="f126" draw:formula="?f125 * ?f45"/>
              <draw:equation draw:name="f127" draw:formula="sqrt(?f123 * ?f123 + ?f126 * ?f126 + 0 * 0)"/>
              <draw:equation draw:name="f128" draw:formula="?f44 * ?f45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6, ?f114)"/>
              <draw:equation draw:name="f134" draw:formula="if(?f97, ?f11, ?f115)"/>
              <draw:equation draw:name="f135" draw:formula="if(?f97, ?f16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5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5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6 - ?f159"/>
              <draw:equation draw:name="f161" draw:formula="?f158 - ?f45"/>
              <draw:equation draw:name="f162" draw:formula="?f160 - ?f75"/>
              <draw:equation draw:name="f163" draw:formula="?f158 + ?f45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5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5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6, ?f162)"/>
              <draw:equation draw:name="f182" draw:formula="if(?f144, ?f11, ?f163)"/>
              <draw:equation draw:name="f183" draw:formula="if(?f144, ?f46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7 - ?f204"/>
              <draw:equation draw:name="f206" draw:formula="?f197 * ?f203"/>
              <draw:equation draw:name="f207" draw:formula="?f3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7, ?f208)"/>
              <draw:equation draw:name="f228" draw:formula="if(?f191, ?f37, ?f209)"/>
              <draw:equation draw:name="f229" draw:formula="if(?f191, ?f47, ?f210)"/>
              <draw:equation draw:name="f230" draw:formula="if(?f191, ?f3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4"/>
              <draw:equation draw:name="f249" draw:formula="sqrt(?f245 * ?f245 + ?f248 * ?f248 + 0 * 0)"/>
              <draw:equation draw:name="f250" draw:formula="?f78 * ?f44 / ?f249"/>
              <draw:equation draw:name="f251" draw:formula="?f247 * ?f250"/>
              <draw:equation draw:name="f252" draw:formula="?f36 - ?f251"/>
              <draw:equation draw:name="f253" draw:formula="?f244 * ?f250"/>
              <draw:equation draw:name="f254" draw:formula="?f16 - ?f253"/>
              <draw:equation draw:name="f255" draw:formula="?f252 - ?f78"/>
              <draw:equation draw:name="f256" draw:formula="?f254 - ?f44"/>
              <draw:equation draw:name="f257" draw:formula="?f252 + ?f78"/>
              <draw:equation draw:name="f258" draw:formula="?f254 + ?f44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4"/>
              <draw:equation draw:name="f268" draw:formula="sqrt(?f264 * ?f264 + ?f267 * ?f267 + 0 * 0)"/>
              <draw:equation draw:name="f269" draw:formula="?f78 * ?f44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36, ?f255)"/>
              <draw:equation draw:name="f275" draw:formula="if(?f238, ?f16, ?f256)"/>
              <draw:equation draw:name="f276" draw:formula="if(?f238, ?f36, ?f257)"/>
              <draw:equation draw:name="f277" draw:formula="if(?f238, ?f16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g draw:name="Group 47" draw:id="id99">
            <svg:title/>
            <svg:desc/>
            <draw:custom-shape svg:x="4.7398in" svg:y="3.90357in" svg:width="0.76926in" svg:height="0.8456in" draw:id="id104" draw:style-name="a698" draw:name="Oval 23">
              <svg:title/>
              <svg:desc/>
              <text:p text:style-name="a697" text:class-names="" text:cond-style-name=""><text:span text:style-name="a696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4.7398in" svg:y="4.32322in" svg:width="0.38464in" svg:height="0.42595in" draw:id="id146" draw:style-name="a701" draw:name="Freeform 30">
              <svg:title/>
              <svg:desc/>
              <text:p text:style-name="a700" text:class-names="" text:cond-style-name=""><text:span text:style-name="a699" text:class-names=""/></text:p>
              <draw:enhanced-geometry xmlns:dr3d="urn:oasis:names:tc:opendocument:xmlns:dr3d:1.0" draw:type="non-primitive" svg:viewBox="0 0 233464 246434" draw:enhanced-path="M ?f0 ?f0 L ?f3 ?f4 ?f3 ?f4 ?f1 ?f2 N" draw:text-areas="?f21 ?f23 ?f22 ?f24" draw:glue-points="?f25 ?f26 ?f27 ?f28 ?f27 ?f28 ?f29 ?f30" draw:glue-point-leaving-directions="-90, -90, -90, -90">
                <draw:equation draw:name="f0" draw:formula="0"/>
                <draw:equation draw:name="f1" draw:formula="233464"/>
                <draw:equation draw:name="f2" draw:formula="246434"/>
                <draw:equation draw:name="f3" draw:formula="162127"/>
                <draw:equation draw:name="f4" draw:formula="90792"/>
                <draw:equation draw:name="f5" draw:formula="?f2 - ?f0"/>
                <draw:equation draw:name="f6" draw:formula="?f1 - ?f0"/>
                <draw:equation draw:name="f7" draw:formula="?f6 / 233464"/>
                <draw:equation draw:name="f8" draw:formula="?f5 / 246434"/>
                <draw:equation draw:name="f9" draw:formula="0 * ?f6"/>
                <draw:equation draw:name="f10" draw:formula="0 * ?f5"/>
                <draw:equation draw:name="f11" draw:formula="162127 * ?f6"/>
                <draw:equation draw:name="f12" draw:formula="90792 * ?f5"/>
                <draw:equation draw:name="f13" draw:formula="233464 * ?f6"/>
                <draw:equation draw:name="f14" draw:formula="246434 * ?f5"/>
                <draw:equation draw:name="f15" draw:formula="?f9 / 233464"/>
                <draw:equation draw:name="f16" draw:formula="?f10 / 246434"/>
                <draw:equation draw:name="f17" draw:formula="?f11 / 233464"/>
                <draw:equation draw:name="f18" draw:formula="?f12 / 246434"/>
                <draw:equation draw:name="f19" draw:formula="?f13 / 233464"/>
                <draw:equation draw:name="f20" draw:formula="?f14 / 246434"/>
                <draw:equation draw:name="f21" draw:formula="?f0 / ?f7"/>
                <draw:equation draw:name="f22" draw:formula="?f1 / ?f7"/>
                <draw:equation draw:name="f23" draw:formula="?f0 / ?f8"/>
                <draw:equation draw:name="f24" draw:formula="?f2 / ?f8"/>
                <draw:equation draw:name="f25" draw:formula="?f15 / ?f7"/>
                <draw:equation draw:name="f26" draw:formula="?f16 / ?f8"/>
                <draw:equation draw:name="f27" draw:formula="?f17 / ?f7"/>
                <draw:equation draw:name="f28" draw:formula="?f18 / ?f8"/>
                <draw:equation draw:name="f29" draw:formula="?f19 / ?f7"/>
                <draw:equation draw:name="f30" draw:formula="?f20 / ?f8"/>
              </draw:enhanced-geometry>
            </draw:custom-shape>
            <draw:custom-shape svg:width="0.37615in" svg:height="0.41963in" draw:id="id147" draw:style-name="a704" draw:transform="translate(-0.18807in -0.20982in) rotate(-3.14159) translate(5.3125in 4.1134in)" draw:name="Freeform 31">
              <svg:title/>
              <svg:desc/>
              <text:p text:style-name="a703" text:class-names="" text:cond-style-name=""><text:span text:style-name="a702" text:class-names=""/></text:p>
              <draw:enhanced-geometry xmlns:dr3d="urn:oasis:names:tc:opendocument:xmlns:dr3d:1.0" draw:type="non-primitive" svg:viewBox="0 0 233464 246434" draw:enhanced-path="M ?f0 ?f0 L ?f3 ?f4 ?f3 ?f4 ?f1 ?f2 N" draw:text-areas="?f21 ?f23 ?f22 ?f24" draw:glue-points="?f25 ?f26 ?f27 ?f28 ?f27 ?f28 ?f29 ?f30" draw:glue-point-leaving-directions="-90, -90, -90, -90">
                <draw:equation draw:name="f0" draw:formula="0"/>
                <draw:equation draw:name="f1" draw:formula="233464"/>
                <draw:equation draw:name="f2" draw:formula="246434"/>
                <draw:equation draw:name="f3" draw:formula="162127"/>
                <draw:equation draw:name="f4" draw:formula="90792"/>
                <draw:equation draw:name="f5" draw:formula="?f2 - ?f0"/>
                <draw:equation draw:name="f6" draw:formula="?f1 - ?f0"/>
                <draw:equation draw:name="f7" draw:formula="?f6 / 233464"/>
                <draw:equation draw:name="f8" draw:formula="?f5 / 246434"/>
                <draw:equation draw:name="f9" draw:formula="0 * ?f6"/>
                <draw:equation draw:name="f10" draw:formula="0 * ?f5"/>
                <draw:equation draw:name="f11" draw:formula="162127 * ?f6"/>
                <draw:equation draw:name="f12" draw:formula="90792 * ?f5"/>
                <draw:equation draw:name="f13" draw:formula="233464 * ?f6"/>
                <draw:equation draw:name="f14" draw:formula="246434 * ?f5"/>
                <draw:equation draw:name="f15" draw:formula="?f9 / 233464"/>
                <draw:equation draw:name="f16" draw:formula="?f10 / 246434"/>
                <draw:equation draw:name="f17" draw:formula="?f11 / 233464"/>
                <draw:equation draw:name="f18" draw:formula="?f12 / 246434"/>
                <draw:equation draw:name="f19" draw:formula="?f13 / 233464"/>
                <draw:equation draw:name="f20" draw:formula="?f14 / 246434"/>
                <draw:equation draw:name="f21" draw:formula="?f0 / ?f7"/>
                <draw:equation draw:name="f22" draw:formula="?f1 / ?f7"/>
                <draw:equation draw:name="f23" draw:formula="?f0 / ?f8"/>
                <draw:equation draw:name="f24" draw:formula="?f2 / ?f8"/>
                <draw:equation draw:name="f25" draw:formula="?f15 / ?f7"/>
                <draw:equation draw:name="f26" draw:formula="?f16 / ?f8"/>
                <draw:equation draw:name="f27" draw:formula="?f17 / ?f7"/>
                <draw:equation draw:name="f28" draw:formula="?f18 / ?f8"/>
                <draw:equation draw:name="f29" draw:formula="?f19 / ?f7"/>
                <draw:equation draw:name="f30" draw:formula="?f20 / ?f8"/>
              </draw:enhanced-geometry>
            </draw:custom-shape>
          </draw:g>
          <draw:g draw:name="Group 50" draw:id="id100">
            <svg:title/>
            <svg:desc/>
            <draw:custom-shape svg:x="3.22675in" svg:y="4.16544in" svg:width="1.02944in" svg:height="0.31553in" draw:id="id103" draw:style-name="a686" draw:name="Rectangle 32">
              <svg:title/>
              <svg:desc/>
              <text:p text:style-name="a685" text:class-names="" text:cond-style-name=""><text:span text:style-name="a68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line" svg:x1="3.31725in" svg:y1="4.04239in" svg:x2="3.31725in" svg:y2="4.58194in" draw:id="id137" draw:style-name="a687" draw:name="Straight Connector 34">
              <svg:title/>
              <svg:desc/>
            </draw:connector>
            <draw:connector draw:type="line" svg:x1="3.42471in" svg:y1="4.04871in" svg:x2="3.42471in" svg:y2="4.58824in" draw:id="id138" draw:style-name="a688" draw:name="Straight Connector 35">
              <svg:title/>
              <svg:desc/>
            </draw:connector>
            <draw:connector draw:type="line" svg:x1="3.52653in" svg:y1="4.04239in" svg:x2="3.52653in" svg:y2="4.58194in" draw:id="id139" draw:style-name="a689" draw:name="Straight Connector 36">
              <svg:title/>
              <svg:desc/>
            </draw:connector>
            <draw:connector draw:type="line" svg:x1="3.62834in" svg:y1="4.04239in" svg:x2="3.62834in" svg:y2="4.58194in" draw:id="id140" draw:style-name="a690" draw:name="Straight Connector 37">
              <svg:title/>
              <svg:desc/>
            </draw:connector>
            <draw:connector draw:type="line" svg:x1="3.73582in" svg:y1="4.04871in" svg:x2="3.73582in" svg:y2="4.58824in" draw:id="id141" draw:style-name="a691" draw:name="Straight Connector 38">
              <svg:title/>
              <svg:desc/>
            </draw:connector>
            <draw:connector draw:type="line" svg:x1="3.83763in" svg:y1="4.04239in" svg:x2="3.83763in" svg:y2="4.58194in" draw:id="id142" draw:style-name="a692" draw:name="Straight Connector 39">
              <svg:title/>
              <svg:desc/>
            </draw:connector>
            <draw:connector draw:type="line" svg:x1="3.94509in" svg:y1="4.04871in" svg:x2="3.94509in" svg:y2="4.58824in" draw:id="id143" draw:style-name="a693" draw:name="Straight Connector 40">
              <svg:title/>
              <svg:desc/>
            </draw:connector>
            <draw:connector draw:type="line" svg:x1="4.05257in" svg:y1="4.05502in" svg:x2="4.05257in" svg:y2="4.59456in" draw:id="id144" draw:style-name="a694" draw:name="Straight Connector 41">
              <svg:title/>
              <svg:desc/>
            </draw:connector>
            <draw:connector draw:type="line" svg:x1="4.15438in" svg:y1="4.04871in" svg:x2="4.15438in" svg:y2="4.58824in" draw:id="id145" draw:style-name="a695" draw:name="Straight Connector 42">
              <svg:title/>
              <svg:desc/>
            </draw:connector>
          </draw:g>
          <draw:custom-shape svg:x="3.07686in" svg:y="3.17157in" svg:width="0.29978in" svg:height="0.45435in" draw:id="id101" draw:style-name="a622" draw:name="Rectangle 45">
            <svg:title/>
            <svg:desc/>
            <text:p text:style-name="a621" text:class-names="" text:cond-style-name=""><text:span text:style-name="a62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07686in" svg:y="5.16565in" svg:width="0.29978in" svg:height="0.45435in" draw:id="id102" draw:style-name="a625" draw:name="Rectangle 46">
            <svg:title/>
            <svg:desc/>
            <text:p text:style-name="a624" text:class-names="" text:cond-style-name=""><text:span text:style-name="a62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4.25619in" svg:y1="4.32321in" draw:start-shape="id103" draw:start-glue-point="1" svg:x2="4.7398in" svg:y2="4.32637in" draw:end-shape="id104" draw:end-glue-point="3" draw:id="id105" draw:style-name="a626" draw:name="Straight Connector 49">
            <svg:title/>
            <svg:desc/>
          </draw:connector>
          <draw:connector draw:type="standard" svg:x1="3.37664in" svg:y1="5.39282in" draw:start-shape="id102" draw:start-glue-point="1" svg:x2="5.12443in" svg:y2="4.74916in" draw:end-shape="id104" draw:end-glue-point="2" draw:id="id106" draw:style-name="a627" draw:name="Elbow Connector 54">
            <svg:title/>
            <svg:desc/>
          </draw:connector>
          <draw:connector draw:type="standard" svg:x1="3.37664in" svg:y1="3.39875in" draw:start-shape="id101" draw:start-glue-point="1" svg:x2="5.12443in" svg:y2="3.90357in" draw:end-shape="id104" draw:end-glue-point="0" draw:id="id107" draw:style-name="a628" draw:name="Elbow Connector 55">
            <svg:title/>
            <svg:desc/>
          </draw:connector>
          <draw:custom-shape svg:x="3.07686in" svg:y="1.08754in" svg:width="0.29978in" svg:height="0.45435in" draw:id="id108" draw:style-name="a631" draw:name="Rectangle 58">
            <svg:title/>
            <svg:desc/>
            <text:p text:style-name="a630" text:class-names="" text:cond-style-name=""><text:span text:style-name="a62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09" draw:style-name="a634" draw:name="TextBox 73" svg:x="0.17518in" svg:y="0.10833in" svg:width="1.39916in" svg:height="0.40391in">
            <draw:text-box>
              <text:p text:style-name="a633" text:class-names="" text:cond-style-name=""><text:span text:style-name="a632" text:class-names="">PPS1.Status</text:span></text:p>
            </draw:text-box>
            <svg:title/>
            <svg:desc/>
          </draw:frame>
          <draw:frame draw:id="id110" draw:style-name="a637" draw:name="TextBox 74" svg:x="0.17518in" svg:y="2.13396in" svg:width="1.39214in" svg:height="0.40391in">
            <draw:text-box>
              <text:p text:style-name="a636" text:class-names="" text:cond-style-name=""><text:span text:style-name="a635" text:class-names="">EPS1.Status</text:span></text:p>
            </draw:text-box>
            <svg:title/>
            <svg:desc/>
          </draw:frame>
          <draw:frame draw:id="id111" draw:style-name="a640" draw:name="TextBox 75" svg:x="0.125in" svg:y="4.15961in" svg:width="1.39214in" svg:height="0.40391in">
            <draw:text-box>
              <text:p text:style-name="a639" text:class-names="" text:cond-style-name=""><text:span text:style-name="a638" text:class-names="">EPS2.Status</text:span></text:p>
            </draw:text-box>
            <svg:title/>
            <svg:desc/>
          </draw:frame>
          <draw:frame draw:id="id112" draw:style-name="a643" draw:name="TextBox 76" svg:x="3.03767in" svg:y="0.58365in" svg:width="1.49999in" svg:height="0.40391in">
            <draw:text-box>
              <text:p text:style-name="a642" text:class-names="" text:cond-style-name=""><text:span text:style-name="a641" text:class-names="">PPS1.Output</text:span></text:p>
            </draw:text-box>
            <svg:title/>
            <svg:desc/>
          </draw:frame>
          <draw:frame draw:id="id113" draw:style-name="a646" draw:name="TextBox 77" svg:x="3.03076in" svg:y="2.63248in" svg:width="1.49298in" svg:height="0.40391in">
            <draw:text-box>
              <text:p text:style-name="a645" text:class-names="" text:cond-style-name=""><text:span text:style-name="a644" text:class-names="">EPS1.Output</text:span></text:p>
            </draw:text-box>
            <svg:title/>
            <svg:desc/>
          </draw:frame>
          <draw:frame draw:id="id114" draw:style-name="a649" draw:name="TextBox 78" svg:x="3.00428in" svg:y="4.6419in" svg:width="1.49298in" svg:height="0.40391in">
            <draw:text-box>
              <text:p text:style-name="a648" text:class-names="" text:cond-style-name=""><text:span text:style-name="a647" text:class-names="">EPS2.Output</text:span></text:p>
            </draw:text-box>
            <svg:title/>
            <svg:desc/>
          </draw:frame>
          <draw:frame draw:id="id115" draw:style-name="a652" draw:name="TextBox 79" svg:x="5.18287in" svg:y="4.59728in" svg:width="1.88868in" svg:height="0.40391in">
            <draw:text-box>
              <text:p text:style-name="a651" text:class-names="" text:cond-style-name=""><text:span text:style-name="a650" text:class-names="">Switch1.Position</text:span></text:p>
            </draw:text-box>
            <svg:title/>
            <svg:desc/>
          </draw:frame>
          <draw:g draw:name="Group 85" draw:id="id116">
            <svg:title/>
            <svg:desc/>
            <draw:custom-shape svg:x="6.43408in" svg:y="1.98071in" svg:width="0.76926in" svg:height="0.8456in" draw:id="id122" draw:style-name="a677" draw:name="Oval 86">
              <svg:title/>
              <svg:desc/>
              <text:p text:style-name="a676" text:class-names="" text:cond-style-name=""><text:span text:style-name="a675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6.43408in" svg:y="2.40034in" svg:width="0.38464in" svg:height="0.42595in" draw:id="id136" draw:style-name="a680" draw:name="Freeform 87">
              <svg:title/>
              <svg:desc/>
              <text:p text:style-name="a679" text:class-names="" text:cond-style-name=""><text:span text:style-name="a678" text:class-names=""/></text:p>
              <draw:enhanced-geometry xmlns:dr3d="urn:oasis:names:tc:opendocument:xmlns:dr3d:1.0" draw:type="non-primitive" svg:viewBox="0 0 233464 246434" draw:enhanced-path="M ?f0 ?f0 L ?f3 ?f4 ?f3 ?f4 ?f1 ?f2 N" draw:text-areas="?f21 ?f23 ?f22 ?f24" draw:glue-points="?f25 ?f26 ?f27 ?f28 ?f27 ?f28 ?f29 ?f30" draw:glue-point-leaving-directions="-90, -90, -90, -90">
                <draw:equation draw:name="f0" draw:formula="0"/>
                <draw:equation draw:name="f1" draw:formula="233464"/>
                <draw:equation draw:name="f2" draw:formula="246434"/>
                <draw:equation draw:name="f3" draw:formula="162127"/>
                <draw:equation draw:name="f4" draw:formula="90792"/>
                <draw:equation draw:name="f5" draw:formula="?f2 - ?f0"/>
                <draw:equation draw:name="f6" draw:formula="?f1 - ?f0"/>
                <draw:equation draw:name="f7" draw:formula="?f6 / 233464"/>
                <draw:equation draw:name="f8" draw:formula="?f5 / 246434"/>
                <draw:equation draw:name="f9" draw:formula="0 * ?f6"/>
                <draw:equation draw:name="f10" draw:formula="0 * ?f5"/>
                <draw:equation draw:name="f11" draw:formula="162127 * ?f6"/>
                <draw:equation draw:name="f12" draw:formula="90792 * ?f5"/>
                <draw:equation draw:name="f13" draw:formula="233464 * ?f6"/>
                <draw:equation draw:name="f14" draw:formula="246434 * ?f5"/>
                <draw:equation draw:name="f15" draw:formula="?f9 / 233464"/>
                <draw:equation draw:name="f16" draw:formula="?f10 / 246434"/>
                <draw:equation draw:name="f17" draw:formula="?f11 / 233464"/>
                <draw:equation draw:name="f18" draw:formula="?f12 / 246434"/>
                <draw:equation draw:name="f19" draw:formula="?f13 / 233464"/>
                <draw:equation draw:name="f20" draw:formula="?f14 / 246434"/>
                <draw:equation draw:name="f21" draw:formula="?f0 / ?f7"/>
                <draw:equation draw:name="f22" draw:formula="?f1 / ?f7"/>
                <draw:equation draw:name="f23" draw:formula="?f0 / ?f8"/>
                <draw:equation draw:name="f24" draw:formula="?f2 / ?f8"/>
                <draw:equation draw:name="f25" draw:formula="?f15 / ?f7"/>
                <draw:equation draw:name="f26" draw:formula="?f16 / ?f8"/>
                <draw:equation draw:name="f27" draw:formula="?f17 / ?f7"/>
                <draw:equation draw:name="f28" draw:formula="?f18 / ?f8"/>
                <draw:equation draw:name="f29" draw:formula="?f19 / ?f7"/>
                <draw:equation draw:name="f30" draw:formula="?f20 / ?f8"/>
              </draw:enhanced-geometry>
            </draw:custom-shape>
            <draw:custom-shape svg:width="0.38464in" svg:height="0.45435in" draw:id="id119" draw:style-name="a683" draw:transform="translate(-0.19232in -0.22717in) rotate(-3.14159) translate(7.01101in 2.20788in)" draw:name="Freeform 88">
              <svg:title/>
              <svg:desc/>
              <text:p text:style-name="a682" text:class-names="" text:cond-style-name=""><text:span text:style-name="a681" text:class-names=""/></text:p>
              <draw:enhanced-geometry xmlns:dr3d="urn:oasis:names:tc:opendocument:xmlns:dr3d:1.0" draw:type="non-primitive" svg:viewBox="0 0 233464 246434" draw:enhanced-path="M ?f0 ?f0 L ?f3 ?f4 ?f3 ?f4 ?f1 ?f2 N" draw:text-areas="?f21 ?f23 ?f22 ?f24" draw:glue-points="?f25 ?f26 ?f27 ?f28 ?f27 ?f28 ?f29 ?f30" draw:glue-point-leaving-directions="-90, -90, -90, -90">
                <draw:equation draw:name="f0" draw:formula="0"/>
                <draw:equation draw:name="f1" draw:formula="233464"/>
                <draw:equation draw:name="f2" draw:formula="246434"/>
                <draw:equation draw:name="f3" draw:formula="162127"/>
                <draw:equation draw:name="f4" draw:formula="90792"/>
                <draw:equation draw:name="f5" draw:formula="?f2 - ?f0"/>
                <draw:equation draw:name="f6" draw:formula="?f1 - ?f0"/>
                <draw:equation draw:name="f7" draw:formula="?f6 / 233464"/>
                <draw:equation draw:name="f8" draw:formula="?f5 / 246434"/>
                <draw:equation draw:name="f9" draw:formula="0 * ?f6"/>
                <draw:equation draw:name="f10" draw:formula="0 * ?f5"/>
                <draw:equation draw:name="f11" draw:formula="162127 * ?f6"/>
                <draw:equation draw:name="f12" draw:formula="90792 * ?f5"/>
                <draw:equation draw:name="f13" draw:formula="233464 * ?f6"/>
                <draw:equation draw:name="f14" draw:formula="246434 * ?f5"/>
                <draw:equation draw:name="f15" draw:formula="?f9 / 233464"/>
                <draw:equation draw:name="f16" draw:formula="?f10 / 246434"/>
                <draw:equation draw:name="f17" draw:formula="?f11 / 233464"/>
                <draw:equation draw:name="f18" draw:formula="?f12 / 246434"/>
                <draw:equation draw:name="f19" draw:formula="?f13 / 233464"/>
                <draw:equation draw:name="f20" draw:formula="?f14 / 246434"/>
                <draw:equation draw:name="f21" draw:formula="?f0 / ?f7"/>
                <draw:equation draw:name="f22" draw:formula="?f1 / ?f7"/>
                <draw:equation draw:name="f23" draw:formula="?f0 / ?f8"/>
                <draw:equation draw:name="f24" draw:formula="?f2 / ?f8"/>
                <draw:equation draw:name="f25" draw:formula="?f15 / ?f7"/>
                <draw:equation draw:name="f26" draw:formula="?f16 / ?f8"/>
                <draw:equation draw:name="f27" draw:formula="?f17 / ?f7"/>
                <draw:equation draw:name="f28" draw:formula="?f18 / ?f8"/>
                <draw:equation draw:name="f29" draw:formula="?f19 / ?f7"/>
                <draw:equation draw:name="f30" draw:formula="?f20 / ?f8"/>
              </draw:enhanced-geometry>
            </draw:custom-shape>
          </draw:g>
          <draw:g draw:name="Group 89" draw:id="id117">
            <svg:title/>
            <svg:desc/>
            <draw:custom-shape svg:x="4.99433in" svg:y="2.24394in" svg:width="1.02944in" svg:height="0.31553in" draw:id="id126" draw:style-name="a665" draw:name="Rectangle 90">
              <svg:title/>
              <svg:desc/>
              <text:p text:style-name="a664" text:class-names="" text:cond-style-name=""><text:span text:style-name="a66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line" svg:x1="5.08483in" svg:y1="2.12088in" svg:x2="5.08483in" svg:y2="2.66042in" draw:id="id127" draw:style-name="a666" draw:name="Straight Connector 91">
              <svg:title/>
              <svg:desc/>
            </draw:connector>
            <draw:connector draw:type="line" svg:x1="5.19231in" svg:y1="2.1272in" svg:x2="5.19231in" svg:y2="2.66674in" draw:id="id128" draw:style-name="a667" draw:name="Straight Connector 92">
              <svg:title/>
              <svg:desc/>
            </draw:connector>
            <draw:connector draw:type="line" svg:x1="5.29412in" svg:y1="2.12088in" svg:x2="5.29412in" svg:y2="2.66042in" draw:id="id129" draw:style-name="a668" draw:name="Straight Connector 93">
              <svg:title/>
              <svg:desc/>
            </draw:connector>
            <draw:connector draw:type="line" svg:x1="5.39594in" svg:y1="2.12088in" svg:x2="5.39594in" svg:y2="2.66042in" draw:id="id130" draw:style-name="a669" draw:name="Straight Connector 94">
              <svg:title/>
              <svg:desc/>
            </draw:connector>
            <draw:connector draw:type="line" svg:x1="5.5034in" svg:y1="2.1272in" svg:x2="5.5034in" svg:y2="2.66674in" draw:id="id131" draw:style-name="a670" draw:name="Straight Connector 95">
              <svg:title/>
              <svg:desc/>
            </draw:connector>
            <draw:connector draw:type="line" svg:x1="5.60521in" svg:y1="2.12088in" svg:x2="5.60521in" svg:y2="2.66042in" draw:id="id132" draw:style-name="a671" draw:name="Straight Connector 96">
              <svg:title/>
              <svg:desc/>
            </draw:connector>
            <draw:connector draw:type="line" svg:x1="5.71269in" svg:y1="2.1272in" svg:x2="5.71269in" svg:y2="2.66674in" draw:id="id133" draw:style-name="a672" draw:name="Straight Connector 97">
              <svg:title/>
              <svg:desc/>
            </draw:connector>
            <draw:connector draw:type="line" svg:x1="5.82015in" svg:y1="2.1335in" svg:x2="5.82015in" svg:y2="2.67304in" draw:id="id134" draw:style-name="a673" draw:name="Straight Connector 98">
              <svg:title/>
              <svg:desc/>
            </draw:connector>
            <draw:connector draw:type="line" svg:x1="5.92196in" svg:y1="2.1272in" svg:x2="5.92196in" svg:y2="2.66674in" draw:id="id135" draw:style-name="a674" draw:name="Straight Connector 99">
              <svg:title/>
              <svg:desc/>
            </draw:connector>
          </draw:g>
          <draw:frame draw:id="id118" draw:style-name="a655" draw:name="TextBox 100" svg:x="7.02274in" svg:y="2.5773in" svg:width="1.88868in" svg:height="0.40391in">
            <draw:text-box>
              <text:p text:style-name="a654" text:class-names="" text:cond-style-name=""><text:span text:style-name="a653" text:class-names="">Switch2.Position</text:span></text:p>
            </draw:text-box>
            <svg:title/>
            <svg:desc/>
          </draw:frame>
          <draw:connector draw:type="line" svg:x1="7.20333in" svg:y1="2.43506in" draw:start-shape="id119" draw:start-glue-point="4" svg:x2="9.11568in" svg:y2="2.43505in" draw:end-shape="id120" draw:end-glue-point="3" draw:id="id121" draw:style-name="a656" draw:name="Straight Connector 101">
            <svg:title/>
            <svg:desc/>
          </draw:connector>
          <draw:connector draw:type="standard" svg:x1="5.50906in" svg:y1="4.32637in" draw:start-shape="id104" draw:start-glue-point="1" svg:x2="6.81871in" svg:y2="2.82631in" draw:end-shape="id122" draw:end-glue-point="2" draw:id="id123" draw:style-name="a657" draw:name="Elbow Connector 105">
            <svg:title/>
            <svg:desc/>
          </draw:connector>
          <draw:connector draw:type="standard" svg:x1="3.37664in" svg:y1="1.31472in" draw:start-shape="id108" draw:start-glue-point="1" svg:x2="6.81871in" svg:y2="1.98071in" draw:end-shape="id122" draw:end-glue-point="0" draw:id="id124" draw:style-name="a658" draw:name="Elbow Connector 109">
            <svg:title/>
            <svg:desc/>
          </draw:connector>
          <draw:connector draw:type="line" svg:x1="6.02377in" svg:y1="2.40328in" svg:x2="6.43408in" svg:y2="2.40351in" draw:end-shape="id122" draw:end-glue-point="3" draw:id="id125" draw:style-name="a659" draw:name="Straight Connector 110">
            <svg:title/>
            <svg:desc/>
          </draw:connector>
          <draw:custom-shape svg:x="9.11568in" svg:y="1.02704in" svg:width="1.75932in" svg:height="2.81603in" draw:id="id120" draw:style-name="a662" draw:name="Rounded Rectangle 112">
            <svg:title/>
            <svg:desc/>
            <text:p text:style-name="a661" text:class-names="" text:cond-style-name=""><text:span text:style-name="a660" text:class-names="">Device</text:span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3600"/>
              <draw:equation draw:name="f14" draw:formula="?f10 / 180"/>
              <draw:equation draw:name="f15" draw:formula="0 - ?f2"/>
              <draw:equation draw:name="f16" draw:formula="?f12 * ?f14"/>
              <draw:equation draw:name="f17" draw:formula="?f11 + ?f13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?f11 - ?f17"/>
              <draw:equation draw:name="f24" draw:formula="?f17 - ?f11"/>
              <draw:equation draw:name="f25" draw:formula="min(?f19, ?f18)"/>
              <draw:equation draw:name="f26" draw:formula="?f20 / ?f9"/>
              <draw:equation draw:name="f27" draw:formula="?f21 / ?f9"/>
              <draw:equation draw:name="f28" draw:formula="?f22 * ?f1"/>
              <draw:equation draw:name="f29" draw:formula="abs(?f23)"/>
              <draw:equation draw:name="f30" draw:formula="abs(?f24)"/>
              <draw:equation draw:name="f31" draw:formula="if(?f23, ?f15, ?f2)"/>
              <draw:equation draw:name="f32" draw:formula="if(?f23, ?f2, ?f15)"/>
              <draw:equation draw:name="f33" draw:formula="if(?f23, ?f0, ?f2)"/>
              <draw:equation draw:name="f34" draw:formula="if(?f23, ?f2, ?f0)"/>
              <draw:equation draw:name="f35" draw:formula="if(?f24, ?f15, ?f2)"/>
              <draw:equation draw:name="f36" draw:formula="if(?f24, ?f2, ?f15)"/>
              <draw:equation draw:name="f37" draw:formula="if(?f23, 0, ?f1)"/>
              <draw:equation draw:name="f38" draw:formula="if(?f23, ?f1, 0)"/>
              <draw:equation draw:name="f39" draw:formula="?f28 / ?f10"/>
              <draw:equation draw:name="f40" draw:formula="if(?f23, ?f34, ?f33)"/>
              <draw:equation draw:name="f41" draw:formula="if(?f23, ?f33, ?f34)"/>
              <draw:equation draw:name="f42" draw:formula="if(?f24, ?f32, ?f31)"/>
              <draw:equation draw:name="f43" draw:formula="?f29 * ?f25"/>
              <draw:equation draw:name="f44" draw:formula="?f30 * ?f25"/>
              <draw:equation draw:name="f45" draw:formula="?f27 - ?f13"/>
              <draw:equation draw:name="f46" draw:formula="?f26 - ?f13"/>
              <draw:equation draw:name="f47" draw:formula="?f39 - ?f2"/>
              <draw:equation draw:name="f48" draw:formula="if(?f24, ?f41, ?f40)"/>
              <draw:equation draw:name="f49" draw:formula="?f27 - ?f45"/>
              <draw:equation draw:name="f50" draw:formula="?f26 - ?f46"/>
              <draw:equation draw:name="f51" draw:formula="?f45 - ?f27"/>
              <draw:equation draw:name="f52" draw:formula="?f46 - ?f26"/>
              <draw:equation draw:name="f53" draw:formula="abs(?f49)"/>
              <draw:equation draw:name="f54" draw:formula="if(?f49, 0, ?f1)"/>
              <draw:equation draw:name="f55" draw:formula="if(?f49, ?f1, 0)"/>
              <draw:equation draw:name="f56" draw:formula="if(?f49, ?f35, ?f36)"/>
              <draw:equation draw:name="f57" draw:formula="abs(?f50)"/>
              <draw:equation draw:name="f58" draw:formula="abs(?f51)"/>
              <draw:equation draw:name="f59" draw:formula="if(?f50, ?f15, ?f2)"/>
              <draw:equation draw:name="f60" draw:formula="if(?f50, ?f2, ?f15)"/>
              <draw:equation draw:name="f61" draw:formula="if(?f50, ?f0, ?f2)"/>
              <draw:equation draw:name="f62" draw:formula="if(?f50, ?f2, ?f0)"/>
              <draw:equation draw:name="f63" draw:formula="abs(?f52)"/>
              <draw:equation draw:name="f64" draw:formula="if(?f52, ?f15, ?f2)"/>
              <draw:equation draw:name="f65" draw:formula="if(?f52, ?f2, ?f15)"/>
              <draw:equation draw:name="f66" draw:formula="if(?f52, ?f38, ?f37)"/>
              <draw:equation draw:name="f67" draw:formula="if(?f52, ?f37, ?f38)"/>
              <draw:equation draw:name="f68" draw:formula="if(?f24, ?f55, ?f54)"/>
              <draw:equation draw:name="f69" draw:formula="if(?f24, ?f54, ?f55)"/>
              <draw:equation draw:name="f70" draw:formula="if(?f50, ?f62, ?f61)"/>
              <draw:equation draw:name="f71" draw:formula="if(?f50, ?f61, ?f62)"/>
              <draw:equation draw:name="f72" draw:formula="if(?f51, ?f60, ?f59)"/>
              <draw:equation draw:name="f73" draw:formula="if(?f23, ?f66, ?f67)"/>
              <draw:equation draw:name="f74" draw:formula="if(?f23, ?f64, ?f65)"/>
              <draw:equation draw:name="f75" draw:formula="?f53 * ?f25"/>
              <draw:equation draw:name="f76" draw:formula="?f57 * ?f25"/>
              <draw:equation draw:name="f77" draw:formula="?f58 * ?f25"/>
              <draw:equation draw:name="f78" draw:formula="?f63 * ?f25"/>
              <draw:equation draw:name="f79" draw:formula="if(?f49, ?f68, ?f69)"/>
              <draw:equation draw:name="f80" draw:formula="if(?f51, ?f71, ?f70)"/>
              <draw:equation draw:name="f81" draw:formula="?f47 + ?f2"/>
              <draw:equation draw:name="f82" draw:formula="?f81 * ?f10 / ?f1"/>
              <draw:equation draw:name="f83" draw:formula="0 - ?f82"/>
              <draw:equation draw:name="f84" draw:formula="sin(?f83)"/>
              <draw:equation draw:name="f85" draw:formula="0 - ?f84"/>
              <draw:equation draw:name="f86" draw:formula="?f85"/>
              <draw:equation draw:name="f87" draw:formula="0 - ?f86"/>
              <draw:equation draw:name="f88" draw:formula="?f13 * ?f87"/>
              <draw:equation draw:name="f89" draw:formula="?f88 * 3163"/>
              <draw:equation draw:name="f90" draw:formula="?f89 / 7636"/>
              <draw:equation draw:name="f91" draw:formula="?f11 + ?f90"/>
              <draw:equation draw:name="f92" draw:formula="?f26 - ?f90"/>
              <draw:equation draw:name="f93" draw:formula="?f27 - ?f90"/>
              <draw:equation draw:name="f94" draw:formula="21550000 - ?f42"/>
              <draw:equation draw:name="f95" draw:formula="if(?f94, ?f42, 21550000)"/>
              <draw:equation draw:name="f96" draw:formula="-21550000 - ?f95"/>
              <draw:equation draw:name="f97" draw:formula="if(?f96, -21550000, ?f95)"/>
              <draw:equation draw:name="f98" draw:formula="?f48 + ?f97"/>
              <draw:equation draw:name="f99" draw:formula="?f48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3"/>
              <draw:equation draw:name="f105" draw:formula="sin(?f101)"/>
              <draw:equation draw:name="f106" draw:formula="0 - ?f105"/>
              <draw:equation draw:name="f107" draw:formula="?f106 * ?f44"/>
              <draw:equation draw:name="f108" draw:formula="sqrt(?f104 * ?f104 + ?f107 * ?f107 + 0 * 0)"/>
              <draw:equation draw:name="f109" draw:formula="?f43 * ?f44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3"/>
              <draw:equation draw:name="f115" draw:formula="?f113 - ?f44"/>
              <draw:equation draw:name="f116" draw:formula="?f111 + ?f43"/>
              <draw:equation draw:name="f117" draw:formula="?f113 + ?f44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3"/>
              <draw:equation draw:name="f124" draw:formula="sin(?f120)"/>
              <draw:equation draw:name="f125" draw:formula="0 - ?f124"/>
              <draw:equation draw:name="f126" draw:formula="?f125 * ?f44"/>
              <draw:equation draw:name="f127" draw:formula="sqrt(?f123 * ?f123 + ?f126 * ?f126 + 0 * 0)"/>
              <draw:equation draw:name="f128" draw:formula="?f43 * ?f44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56"/>
              <draw:equation draw:name="f142" draw:formula="if(?f141, ?f56, 21550000)"/>
              <draw:equation draw:name="f143" draw:formula="-21550000 - ?f142"/>
              <draw:equation draw:name="f144" draw:formula="if(?f143, -21550000, ?f142)"/>
              <draw:equation draw:name="f145" draw:formula="?f79 + ?f144"/>
              <draw:equation draw:name="f146" draw:formula="?f79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4"/>
              <draw:equation draw:name="f152" draw:formula="sin(?f148)"/>
              <draw:equation draw:name="f153" draw:formula="0 - ?f152"/>
              <draw:equation draw:name="f154" draw:formula="?f153 * ?f75"/>
              <draw:equation draw:name="f155" draw:formula="sqrt(?f151 * ?f151 + ?f154 * ?f154 + 0 * 0)"/>
              <draw:equation draw:name="f156" draw:formula="?f44 * ?f75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45 - ?f159"/>
              <draw:equation draw:name="f161" draw:formula="?f158 - ?f44"/>
              <draw:equation draw:name="f162" draw:formula="?f160 - ?f75"/>
              <draw:equation draw:name="f163" draw:formula="?f158 + ?f44"/>
              <draw:equation draw:name="f164" draw:formula="?f160 + ?f75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4"/>
              <draw:equation draw:name="f171" draw:formula="sin(?f167)"/>
              <draw:equation draw:name="f172" draw:formula="0 - ?f171"/>
              <draw:equation draw:name="f173" draw:formula="?f172 * ?f75"/>
              <draw:equation draw:name="f174" draw:formula="sqrt(?f170 * ?f170 + ?f173 * ?f173 + 0 * 0)"/>
              <draw:equation draw:name="f175" draw:formula="?f44 * ?f75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45, ?f162)"/>
              <draw:equation draw:name="f182" draw:formula="if(?f144, ?f11, ?f163)"/>
              <draw:equation draw:name="f183" draw:formula="if(?f144, ?f45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72"/>
              <draw:equation draw:name="f189" draw:formula="if(?f188, ?f72, 21550000)"/>
              <draw:equation draw:name="f190" draw:formula="-21550000 - ?f189"/>
              <draw:equation draw:name="f191" draw:formula="if(?f190, -21550000, ?f189)"/>
              <draw:equation draw:name="f192" draw:formula="?f80 + ?f191"/>
              <draw:equation draw:name="f193" draw:formula="?f80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76"/>
              <draw:equation draw:name="f199" draw:formula="sin(?f195)"/>
              <draw:equation draw:name="f200" draw:formula="0 - ?f199"/>
              <draw:equation draw:name="f201" draw:formula="?f200 * ?f77"/>
              <draw:equation draw:name="f202" draw:formula="sqrt(?f198 * ?f198 + ?f201 * ?f201 + 0 * 0)"/>
              <draw:equation draw:name="f203" draw:formula="?f76 * ?f77 / ?f202"/>
              <draw:equation draw:name="f204" draw:formula="?f200 * ?f203"/>
              <draw:equation draw:name="f205" draw:formula="?f46 - ?f204"/>
              <draw:equation draw:name="f206" draw:formula="?f197 * ?f203"/>
              <draw:equation draw:name="f207" draw:formula="?f27 - ?f206"/>
              <draw:equation draw:name="f208" draw:formula="?f205 - ?f76"/>
              <draw:equation draw:name="f209" draw:formula="?f207 - ?f77"/>
              <draw:equation draw:name="f210" draw:formula="?f205 + ?f76"/>
              <draw:equation draw:name="f211" draw:formula="?f207 + ?f77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76"/>
              <draw:equation draw:name="f218" draw:formula="sin(?f214)"/>
              <draw:equation draw:name="f219" draw:formula="0 - ?f218"/>
              <draw:equation draw:name="f220" draw:formula="?f219 * ?f77"/>
              <draw:equation draw:name="f221" draw:formula="sqrt(?f217 * ?f217 + ?f220 * ?f220 + 0 * 0)"/>
              <draw:equation draw:name="f222" draw:formula="?f76 * ?f77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46, ?f208)"/>
              <draw:equation draw:name="f228" draw:formula="if(?f191, ?f27, ?f209)"/>
              <draw:equation draw:name="f229" draw:formula="if(?f191, ?f46, ?f210)"/>
              <draw:equation draw:name="f230" draw:formula="if(?f191, ?f27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74"/>
              <draw:equation draw:name="f236" draw:formula="if(?f235, ?f74, 21550000)"/>
              <draw:equation draw:name="f237" draw:formula="-21550000 - ?f236"/>
              <draw:equation draw:name="f238" draw:formula="if(?f237, -21550000, ?f236)"/>
              <draw:equation draw:name="f239" draw:formula="?f73 + ?f238"/>
              <draw:equation draw:name="f240" draw:formula="?f73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8"/>
              <draw:equation draw:name="f246" draw:formula="sin(?f242)"/>
              <draw:equation draw:name="f247" draw:formula="0 - ?f246"/>
              <draw:equation draw:name="f248" draw:formula="?f247 * ?f43"/>
              <draw:equation draw:name="f249" draw:formula="sqrt(?f245 * ?f245 + ?f248 * ?f248 + 0 * 0)"/>
              <draw:equation draw:name="f250" draw:formula="?f78 * ?f43 / ?f249"/>
              <draw:equation draw:name="f251" draw:formula="?f247 * ?f250"/>
              <draw:equation draw:name="f252" draw:formula="?f26 - ?f251"/>
              <draw:equation draw:name="f253" draw:formula="?f244 * ?f250"/>
              <draw:equation draw:name="f254" draw:formula="?f17 - ?f253"/>
              <draw:equation draw:name="f255" draw:formula="?f252 - ?f78"/>
              <draw:equation draw:name="f256" draw:formula="?f254 - ?f43"/>
              <draw:equation draw:name="f257" draw:formula="?f252 + ?f78"/>
              <draw:equation draw:name="f258" draw:formula="?f254 + ?f43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8"/>
              <draw:equation draw:name="f265" draw:formula="sin(?f261)"/>
              <draw:equation draw:name="f266" draw:formula="0 - ?f265"/>
              <draw:equation draw:name="f267" draw:formula="?f266 * ?f43"/>
              <draw:equation draw:name="f268" draw:formula="sqrt(?f264 * ?f264 + ?f267 * ?f267 + 0 * 0)"/>
              <draw:equation draw:name="f269" draw:formula="?f78 * ?f43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6, ?f255)"/>
              <draw:equation draw:name="f275" draw:formula="if(?f238, ?f17, ?f256)"/>
              <draw:equation draw:name="f276" draw:formula="if(?f238, ?f26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</draw:g>
        <presentation:notes draw:style-name="a710">
          <draw:frame draw:id="id148" draw:style-name="a707" draw:name="Slide Number Placeholder 6" svg:x="4.81102in" svg:y="10.45in" svg:width="3.68858in" svg:height="0.54961in">
            <draw:text-box>
              <text:p text:style-name="a706" text:class-names="" text:cond-style-name=""><text:span text:style-name="a705" text:class-names=""><text:page-number style:num-format="1" text:fixed="false"/></text:span></text:p>
            </draw:text-box>
            <svg:title/>
            <svg:desc/>
          </draw:frame>
          <draw:page-thumbnail draw:page-number="2" svg:x="0.58333in" svg:y="0.83507in" svg:width="7.3316in" svg:height="4.125in" presentation:class="page" draw:id="id149" presentation:style-name="a708" draw:name="Slide Image Placeholder 1">
            <svg:title/>
            <svg:desc/>
          </draw:page-thumbnail>
          <draw:frame draw:id="id150" presentation:style-name="a70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585" svg:viewBox="0 0 20 30" svg:d="m10 0-10 30h20z"/>
    <draw:marker draw:name="a591" svg:viewBox="0 0 20 30" svg:d="m10 0-10 30h20z"/>
    <draw:marker draw:name="a575" svg:viewBox="0 0 20 30" svg:d="m10 0-10 30h20z"/>
    <draw:marker draw:name="a581" svg:viewBox="0 0 20 30" svg:d="m10 0-10 30h20z"/>
    <draw:marker draw:name="a593" svg:viewBox="0 0 20 30" svg:d="m10 0-10 30h20z"/>
    <draw:marker draw:name="a588" svg:viewBox="0 0 20 30" svg:d="m10 0-10 30h20z"/>
    <draw:marker draw:name="a577" svg:viewBox="0 0 20 30" svg:d="m10 0-10 30h20z"/>
    <draw:marker draw:name="a583" svg:viewBox="0 0 20 30" svg:d="m10 0-10 30h20z"/>
    <draw:marker draw:name="a579" svg:viewBox="0 0 20 30" svg:d="m10 0-10 30h20z"/>
    <draw:marker draw:name="a596" svg:viewBox="0 0 20 30" svg:d="m10 0-10 30h20z"/>
    <draw:stroke-dash draw:name="a590" draw:style="rect" draw:dots1="1" draw:dots1-length="0in" draw:distance="0in"/>
    <draw:stroke-dash draw:name="a587" draw:style="rect" draw:dots1="1" draw:dots1-length="0in" draw:distance="0in"/>
    <draw:stroke-dash draw:name="a595" draw:style="rect" draw:dots1="1" draw:dots1-length="0in" draw:distance="0in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draw:fill="none" draw:stroke="non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draw:fill="none" draw:stroke="none"/>
    </style:style>
    <style:style style:family="presentation" style:name="a311">
      <style:graphic-properties draw:fill="none" draw:stroke="non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draw:fill="none" draw:stroke="non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draw:fill="none" draw:stroke="non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draw:fill="none" draw:stroke="non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non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draw:fill="none" draw:stroke="non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draw:fill="none" draw:stroke="non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">
      <style:graphic-properties draw:fill="none" draw:stroke="non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lide Number Placeholder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58346in" svg:y="0.83583in" svg:width="7.33228in" svg:height="4.12441in" presentation:class="page" draw:id="id5" presentation:style-name="a29" draw:name="Slide Image Placeholder 1">
          <svg:title/>
          <svg:desc/>
        </draw:page-thumbnail>
        <draw:frame draw:id="id6" presentation:style-name="a32" draw:name="Notes Placeholder 2" svg:x="0.85in" svg:y="5.2248in" svg:width="6.79961in" svg:height="4.94961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Header Placeholder 3" svg:x="0in" svg:y="0in" svg:width="3.68858in" svg:height="0.54961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Date Placeholder 4" svg:x="4.81102in" svg:y="0in" svg:width="3.68858in" svg:height="0.54961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Footer Placeholder 5" svg:x="0in" svg:y="10.45in" svg:width="3.68858in" svg:height="0.54961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lide Number Placeholder 6" svg:x="4.81102in" svg:y="10.45in" svg:width="3.68858in" svg:height="0.54961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6">
      <draw:frame draw:id="id11" presentation:style-name="a50" draw:name="Title 1" svg:x="1.37847in" svg:y="1.01563in" svg:width="8.26736in" svg:height="2.15799in" presentation:class="title" presentation:placeholder="false">
        <draw:text-box>
          <text:p text:style-name="a49" text:class-names="" text:cond-style-name=""><text:span text:style-name="a47" text:class-names="">Click to edit Master title style</text:span><text:span text:style-name="a48" text:class-names=""/></text:p>
        </draw:text-box>
        <svg:title/>
        <svg:desc/>
      </draw:frame>
      <draw:frame draw:id="id12" presentation:style-name="a54" draw:name="Subtitle 2" svg:x="1.37847in" svg:y="3.25694in" svg:width="8.26736in" svg:height="1.49826in" presentation:class="subtitle" presentation:placeholder="false">
        <draw:text-box>
          <text:p text:style-name="a53" text:class-names="" text:cond-style-name=""><text:span text:style-name="a51" text:class-names="">Click to edit Master subtitle style</text:span><text:span text:style-name="a52" text:class-names=""/></text:p>
        </draw:text-box>
        <svg:title/>
        <svg:desc/>
      </draw:frame>
      <draw:frame draw:id="id13" presentation:style-name="a57" draw:name="Date Placeholder 3" svg:x="0.55118in" svg:y="5.64882in" svg:width="2.56811in" svg:height="0.42717in" presentation:class="date-time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4" presentation:style-name="a60" draw:name="Footer Placeholder 4" svg:x="3.77008in" svg:y="5.64882in" svg:width="3.49409in" svg:height="0.42717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lide Number Placeholder 5" svg:x="7.90394in" svg:y="5.64882in" svg:width="2.56811in" svg:height="0.42717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0.58346in" svg:y="0.83583in" svg:width="7.33228in" svg:height="4.12441in" presentation:class="page" draw:id="id5" presentation:style-name="a64" draw:name="Slide Image Placeholder 1">
          <svg:title/>
          <svg:desc/>
        </draw:page-thumbnail>
        <draw:frame draw:id="id6" presentation:style-name="a67" draw:name="Notes Placeholder 2" svg:x="0.85in" svg:y="5.2248in" svg:width="6.79961in" svg:height="4.94961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Header Placeholder 3" svg:x="0in" svg:y="0in" svg:width="3.68858in" svg:height="0.54961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Date Placeholder 4" svg:x="4.81102in" svg:y="0in" svg:width="3.68858in" svg:height="0.54961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Footer Placeholder 5" svg:x="0in" svg:y="10.45in" svg:width="3.68858in" svg:height="0.54961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Slide Number Placeholder 6" svg:x="4.81102in" svg:y="10.45in" svg:width="3.68858in" svg:height="0.54961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1">
      <draw:frame draw:id="id16" presentation:style-name="a85" draw:name="Title 1" svg:x="0.55118in" svg:y="0.24724in" svg:width="9.92087in" svg:height="1.03504in" presentation:class="title" presentation:placeholder="false">
        <draw:text-box>
          <text:p text:style-name="a84" text:class-names="" text:cond-style-name=""><text:span text:style-name="a82" text:class-names="">Click to edit Master title style</text:span><text:span text:style-name="a83" text:class-names=""/></text:p>
        </draw:text-box>
        <svg:title/>
        <svg:desc/>
      </draw:frame>
      <draw:frame draw:id="id17" presentation:style-name="a101" draw:name="Content Placeholder 2" svg:x="0.55118in" svg:y="1.45079in" svg:width="9.92087in" svg:height="3.59606in" presentation:class="object" presentation:placeholder="false">
        <draw:text-box>
          <text:p text:style-name="a87" text:class-names="" text:cond-style-name=""><text:span text:style-name="a86" text:class-names="">Edit Master text styles</text:span></text:p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Second level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Third level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list text:style-name="a100">
                            <text:list-item>
                              <text:p text:style-name="a99" text:class-names="" text:cond-style-name=""><text:span text:style-name="a97" text:class-names="">Fifth level</text:span><text:span text:style-name="a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4" draw:name="Date Placeholder 3" svg:x="0.55118in" svg:y="5.64882in" svg:width="2.56811in" svg:height="0.42717in" presentation:class="date-time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19" presentation:style-name="a107" draw:name="Footer Placeholder 4" svg:x="3.77008in" svg:y="5.64882in" svg:width="3.49409in" svg:height="0.42717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0" presentation:style-name="a110" draw:name="Slide Number Placeholder 5" svg:x="7.90394in" svg:y="5.64882in" svg:width="2.56811in" svg:height="0.42717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  <presentation:notes style:page-layout-name="pageLayout2" draw:style-name="a127">
        <draw:page-thumbnail svg:x="0.58346in" svg:y="0.83583in" svg:width="7.33228in" svg:height="4.12441in" presentation:class="page" draw:id="id5" presentation:style-name="a111" draw:name="Slide Image Placeholder 1">
          <svg:title/>
          <svg:desc/>
        </draw:page-thumbnail>
        <draw:frame draw:id="id6" presentation:style-name="a114" draw:name="Notes Placeholder 2" svg:x="0.85in" svg:y="5.2248in" svg:width="6.79961in" svg:height="4.94961in" presentation:class="notes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7" presentation:style-name="a117" draw:name="Header Placeholder 3" svg:x="0in" svg:y="0in" svg:width="3.68858in" svg:height="0.54961in" presentation:class="head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8" presentation:style-name="a120" draw:name="Date Placeholder 4" svg:x="4.81102in" svg:y="0in" svg:width="3.68858in" svg:height="0.54961in" presentation:class="date-time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9" presentation:style-name="a123" draw:name="Footer Placeholder 5" svg:x="0in" svg:y="10.45in" svg:width="3.68858in" svg:height="0.54961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0" presentation:style-name="a126" draw:name="Slide Number Placeholder 6" svg:x="4.81102in" svg:y="10.45in" svg:width="3.68858in" svg:height="0.54961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8">
      <draw:frame draw:id="id21" presentation:style-name="a132" draw:name="Title 1" svg:x="0.75174in" svg:y="1.54688in" svg:width="9.50868in" svg:height="2.57812in" presentation:class="title" presentation:placeholder="false">
        <draw:text-box>
          <text:p text:style-name="a131" text:class-names="" text:cond-style-name=""><text:span text:style-name="a129" text:class-names="">Click to edit Master title style</text:span><text:span text:style-name="a130" text:class-names=""/></text:p>
        </draw:text-box>
        <svg:title/>
        <svg:desc/>
      </draw:frame>
      <draw:frame draw:id="id22" presentation:style-name="a136" draw:name="Text Placeholder 2" svg:x="0.75174in" svg:y="4.14931in" svg:width="9.50868in" svg:height="1.35764in" presentation:class="outline" presentation:placeholder="false">
        <draw:text-box>
          <text:list text:style-name="a135">
            <text:list-item>
              <text:p text:style-name="a134" text:class-names="" text:cond-style-name=""><text:span text:style-name="a133" text:class-names="">Edit Master text styles</text:span></text:p>
            </text:list-item>
          </text:list>
        </draw:text-box>
        <svg:title/>
        <svg:desc/>
      </draw:frame>
      <draw:frame draw:id="id23" presentation:style-name="a139" draw:name="Date Placeholder 3" svg:x="0.55118in" svg:y="5.64882in" svg:width="2.56811in" svg:height="0.42717in" presentation:class="date-time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4" presentation:style-name="a142" draw:name="Footer Placeholder 4" svg:x="3.77008in" svg:y="5.64882in" svg:width="3.49409in" svg:height="0.42717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Slide Number Placeholder 5" svg:x="7.90394in" svg:y="5.64882in" svg:width="2.56811in" svg:height="0.42717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0.58346in" svg:y="0.83583in" svg:width="7.33228in" svg:height="4.12441in" presentation:class="page" draw:id="id5" presentation:style-name="a146" draw:name="Slide Image Placeholder 1">
          <svg:title/>
          <svg:desc/>
        </draw:page-thumbnail>
        <draw:frame draw:id="id6" presentation:style-name="a149" draw:name="Notes Placeholder 2" svg:x="0.85in" svg:y="5.2248in" svg:width="6.79961in" svg:height="4.94961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7" presentation:style-name="a152" draw:name="Header Placeholder 3" svg:x="0in" svg:y="0in" svg:width="3.68858in" svg:height="0.54961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8" presentation:style-name="a155" draw:name="Date Placeholder 4" svg:x="4.81102in" svg:y="0in" svg:width="3.68858in" svg:height="0.54961in" presentation:class="date-time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9" presentation:style-name="a158" draw:name="Footer Placeholder 5" svg:x="0in" svg:y="10.45in" svg:width="3.68858in" svg:height="0.54961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1" draw:name="Slide Number Placeholder 6" svg:x="4.81102in" svg:y="10.45in" svg:width="3.68858in" svg:height="0.54961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3">
      <draw:frame draw:id="id26" presentation:style-name="a167" draw:name="Title 1" svg:x="0.55118in" svg:y="0.24724in" svg:width="9.92087in" svg:height="1.03504in" presentation:class="title" presentation:placeholder="false">
        <draw:text-box>
          <text:p text:style-name="a166" text:class-names="" text:cond-style-name=""><text:span text:style-name="a164" text:class-names="">Click to edit Master title style</text:span><text:span text:style-name="a165" text:class-names=""/></text:p>
        </draw:text-box>
        <svg:title/>
        <svg:desc/>
      </draw:frame>
      <draw:frame draw:id="id27" presentation:style-name="a183" draw:name="Content Placeholder 2" svg:x="0.55035in" svg:y="1.45139in" svg:width="4.87674in" svg:height="3.59549in" presentation:class="object" presentation:placeholder="false">
        <draw:text-box>
          <text:p text:style-name="a169" text:class-names="" text:cond-style-name=""><text:span text:style-name="a168" text:class-names="">Edit Master text styles</text:span></text:p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cond le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Fifth level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9" draw:name="Content Placeholder 3" svg:x="5.59375in" svg:y="1.45139in" svg:width="4.87847in" svg:height="3.59549in" presentation:class="object" presentation:placeholder="false">
        <draw:text-box>
          <text:p text:style-name="a185" text:class-names="" text:cond-style-name=""><text:span text:style-name="a184" text:class-names="">Edit Master text styles</text:span></text:p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Second level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Third level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list text:style-name="a198">
                            <text:list-item>
                              <text:p text:style-name="a197" text:class-names="" text:cond-style-name=""><text:span text:style-name="a195" text:class-names="">Fifth level</text:span><text:span text:style-name="a1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2" draw:name="Date Placeholder 4" svg:x="0.55118in" svg:y="5.64882in" svg:width="2.56811in" svg:height="0.42717in" presentation:class="date-time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0" presentation:style-name="a205" draw:name="Footer Placeholder 5" svg:x="3.77008in" svg:y="5.64882in" svg:width="3.49409in" svg:height="0.42717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1" presentation:style-name="a208" draw:name="Slide Number Placeholder 6" svg:x="7.90394in" svg:y="5.64882in" svg:width="2.56811in" svg:height="0.42717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page-thumbnail svg:x="0.58346in" svg:y="0.83583in" svg:width="7.33228in" svg:height="4.12441in" presentation:class="page" draw:id="id5" presentation:style-name="a209" draw:name="Slide Image Placeholder 1">
          <svg:title/>
          <svg:desc/>
        </draw:page-thumbnail>
        <draw:frame draw:id="id6" presentation:style-name="a212" draw:name="Notes Placeholder 2" svg:x="0.85in" svg:y="5.2248in" svg:width="6.79961in" svg:height="4.94961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5" draw:name="Header Placeholder 3" svg:x="0in" svg:y="0in" svg:width="3.68858in" svg:height="0.54961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8" presentation:style-name="a218" draw:name="Date Placeholder 4" svg:x="4.81102in" svg:y="0in" svg:width="3.68858in" svg:height="0.54961in" presentation:class="date-time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1" draw:name="Footer Placeholder 5" svg:x="0in" svg:y="10.45in" svg:width="3.68858in" svg:height="0.54961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81102in" svg:y="10.45in" svg:width="3.68858in" svg:height="0.54961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26">
      <draw:frame draw:id="id32" presentation:style-name="a230" draw:name="Title 1" svg:x="0.75868in" svg:y="0.32986in" svg:width="9.50868in" svg:height="1.19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33" presentation:style-name="a234" draw:name="Text Placeholder 2" svg:x="0.75868in" svg:y="1.52083in" svg:width="4.66493in" svg:height="0.74479in" presentation:class="outline" presentation:placeholder="false">
        <draw:text-box>
          <text:list text:style-name="a233">
            <text:list-item>
              <text:p text:style-name="a232" text:class-names="" text:cond-style-name=""><text:span text:style-name="a231" text:class-names="">Edit Master text styles</text:span></text:p>
            </text:list-item>
          </text:list>
        </draw:text-box>
        <svg:title/>
        <svg:desc/>
      </draw:frame>
      <draw:frame draw:id="id34" presentation:style-name="a250" draw:name="Content Placeholder 3" svg:x="0.75868in" svg:y="2.26563in" svg:width="4.66493in" svg:height="3.3316in" presentation:class="object" presentation:placeholder="false">
        <draw:text-box>
          <text:p text:style-name="a236" text:class-names="" text:cond-style-name=""><text:span text:style-name="a235" text:class-names="">Edit Master text styles</text:span></text:p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Second level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Third level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6" text:class-names="">Fifth level</text:span><text:span text:style-name="a2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4" draw:name="Text Placeholder 4" svg:x="5.5816in" svg:y="1.52083in" svg:width="4.68576in" svg:height="0.74479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>Edit Master text styles</text:span></text:p>
            </text:list-item>
          </text:list>
        </draw:text-box>
        <svg:title/>
        <svg:desc/>
      </draw:frame>
      <draw:frame draw:id="id36" presentation:style-name="a270" draw:name="Content Placeholder 5" svg:x="5.5816in" svg:y="2.26563in" svg:width="4.68576in" svg:height="3.3316in" presentation:class="object" presentation:placeholder="false">
        <draw:text-box>
          <text:p text:style-name="a256" text:class-names="" text:cond-style-name=""><text:span text:style-name="a255" text:class-names="">Edit Master text styles</text:span></text:p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6" text:class-names="">Fifth level</text:span><text:span text:style-name="a2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3" draw:name="Date Placeholder 6" svg:x="0.55118in" svg:y="5.64882in" svg:width="2.56811in" svg:height="0.42717in" presentation:class="date-time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38" presentation:style-name="a276" draw:name="Footer Placeholder 7" svg:x="3.77008in" svg:y="5.64882in" svg:width="3.49409in" svg:height="0.42717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39" presentation:style-name="a279" draw:name="Slide Number Placeholder 8" svg:x="7.90394in" svg:y="5.64882in" svg:width="2.56811in" svg:height="0.42717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  <presentation:notes style:page-layout-name="pageLayout2" draw:style-name="a296">
        <draw:page-thumbnail svg:x="0.58346in" svg:y="0.83583in" svg:width="7.33228in" svg:height="4.12441in" presentation:class="page" draw:id="id5" presentation:style-name="a280" draw:name="Slide Image Placeholder 1">
          <svg:title/>
          <svg:desc/>
        </draw:page-thumbnail>
        <draw:frame draw:id="id6" presentation:style-name="a283" draw:name="Notes Placeholder 2" svg:x="0.85in" svg:y="5.2248in" svg:width="6.79961in" svg:height="4.94961in" presentation:class="notes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7" presentation:style-name="a286" draw:name="Header Placeholder 3" svg:x="0in" svg:y="0in" svg:width="3.68858in" svg:height="0.54961in" presentation:class="head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8" presentation:style-name="a289" draw:name="Date Placeholder 4" svg:x="4.81102in" svg:y="0in" svg:width="3.68858in" svg:height="0.54961in" presentation:class="date-time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9" presentation:style-name="a292" draw:name="Footer Placeholder 5" svg:x="0in" svg:y="10.45in" svg:width="3.68858in" svg:height="0.54961in" presentation:class="foot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10" presentation:style-name="a295" draw:name="Slide Number Placeholder 6" svg:x="4.81102in" svg:y="10.45in" svg:width="3.68858in" svg:height="0.54961in" presentation:class="page-number" presentation:placeholder="false">
          <draw:text-box>
            <text:p text:style-name="a294" text:class-names="" text:cond-style-name=""><text:span text:style-name="a2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97">
      <draw:frame draw:id="id40" presentation:style-name="a301" draw:name="Title 1" svg:x="0.55118in" svg:y="0.24724in" svg:width="9.92087in" svg:height="1.03504in" presentation:class="title" presentation:placeholder="false">
        <draw:text-box>
          <text:p text:style-name="a300" text:class-names="" text:cond-style-name=""><text:span text:style-name="a298" text:class-names="">Click to edit Master title style</text:span><text:span text:style-name="a299" text:class-names=""/></text:p>
        </draw:text-box>
        <svg:title/>
        <svg:desc/>
      </draw:frame>
      <draw:frame draw:id="id41" presentation:style-name="a304" draw:name="Date Placeholder 2" svg:x="0.55118in" svg:y="5.64882in" svg:width="2.56811in" svg:height="0.42717in" presentation:class="date-time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42" presentation:style-name="a307" draw:name="Footer Placeholder 3" svg:x="3.77008in" svg:y="5.64882in" svg:width="3.49409in" svg:height="0.42717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43" presentation:style-name="a310" draw:name="Slide Number Placeholder 4" svg:x="7.90394in" svg:y="5.64882in" svg:width="2.56811in" svg:height="0.42717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  <presentation:notes style:page-layout-name="pageLayout2" draw:style-name="a327">
        <draw:page-thumbnail svg:x="0.58346in" svg:y="0.83583in" svg:width="7.33228in" svg:height="4.12441in" presentation:class="page" draw:id="id5" presentation:style-name="a311" draw:name="Slide Image Placeholder 1">
          <svg:title/>
          <svg:desc/>
        </draw:page-thumbnail>
        <draw:frame draw:id="id6" presentation:style-name="a314" draw:name="Notes Placeholder 2" svg:x="0.85in" svg:y="5.2248in" svg:width="6.79961in" svg:height="4.94961in" presentation:class="notes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7" presentation:style-name="a317" draw:name="Header Placeholder 3" svg:x="0in" svg:y="0in" svg:width="3.68858in" svg:height="0.54961in" presentation:class="head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8" presentation:style-name="a320" draw:name="Date Placeholder 4" svg:x="4.81102in" svg:y="0in" svg:width="3.68858in" svg:height="0.54961in" presentation:class="date-time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9" presentation:style-name="a323" draw:name="Footer Placeholder 5" svg:x="0in" svg:y="10.45in" svg:width="3.68858in" svg:height="0.54961in" presentation:class="footer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10" presentation:style-name="a326" draw:name="Slide Number Placeholder 6" svg:x="4.81102in" svg:y="10.45in" svg:width="3.68858in" svg:height="0.54961in" presentation:class="page-number" presentation:placeholder="false">
          <draw:text-box>
            <text:p text:style-name="a325" text:class-names="" text:cond-style-name=""><text:span text:style-name="a3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28">
      <draw:frame draw:id="id44" presentation:style-name="a331" draw:name="Date Placeholder 1" svg:x="0.55118in" svg:y="5.64882in" svg:width="2.56811in" svg:height="0.42717in" presentation:class="date-time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45" presentation:style-name="a334" draw:name="Footer Placeholder 2" svg:x="3.77008in" svg:y="5.64882in" svg:width="3.49409in" svg:height="0.42717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46" presentation:style-name="a337" draw:name="Slide Number Placeholder 3" svg:x="7.90394in" svg:y="5.64882in" svg:width="2.56811in" svg:height="0.42717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  <presentation:notes style:page-layout-name="pageLayout2" draw:style-name="a354">
        <draw:page-thumbnail svg:x="0.58346in" svg:y="0.83583in" svg:width="7.33228in" svg:height="4.12441in" presentation:class="page" draw:id="id5" presentation:style-name="a338" draw:name="Slide Image Placeholder 1">
          <svg:title/>
          <svg:desc/>
        </draw:page-thumbnail>
        <draw:frame draw:id="id6" presentation:style-name="a341" draw:name="Notes Placeholder 2" svg:x="0.85in" svg:y="5.2248in" svg:width="6.79961in" svg:height="4.94961in" presentation:class="notes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7" presentation:style-name="a344" draw:name="Header Placeholder 3" svg:x="0in" svg:y="0in" svg:width="3.68858in" svg:height="0.54961in" presentation:class="header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8" presentation:style-name="a347" draw:name="Date Placeholder 4" svg:x="4.81102in" svg:y="0in" svg:width="3.68858in" svg:height="0.54961in" presentation:class="date-time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9" presentation:style-name="a350" draw:name="Footer Placeholder 5" svg:x="0in" svg:y="10.45in" svg:width="3.68858in" svg:height="0.54961in" presentation:class="footer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10" presentation:style-name="a353" draw:name="Slide Number Placeholder 6" svg:x="4.81102in" svg:y="10.45in" svg:width="3.68858in" svg:height="0.54961in" presentation:class="page-number" presentation:placeholder="false">
          <draw:text-box>
            <text:p text:style-name="a352" text:class-names="" text:cond-style-name=""><text:span text:style-name="a3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55">
      <draw:frame draw:id="id47" presentation:style-name="a359" draw:name="Title 1" svg:x="0.75868in" svg:y="0.41319in" svg:width="3.55556in" svg:height="1.44792in" presentation:class="title" presentation:placeholder="false">
        <draw:text-box>
          <text:p text:style-name="a358" text:class-names="" text:cond-style-name=""><text:span text:style-name="a356" text:class-names="">Click to edit Master title style</text:span><text:span text:style-name="a357" text:class-names=""/></text:p>
        </draw:text-box>
        <svg:title/>
        <svg:desc/>
      </draw:frame>
      <draw:frame draw:id="id48" presentation:style-name="a375" draw:name="Content Placeholder 2" svg:x="4.6875in" svg:y="0.89236in" svg:width="5.57986in" svg:height="4.40799in" presentation:class="object" presentation:placeholder="false">
        <draw:text-box>
          <text:p text:style-name="a361" text:class-names="" text:cond-style-name=""><text:span text:style-name="a360" text:class-names="">Edit Master text styles</text:span></text:p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Second level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Third level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list text:style-name="a374">
                            <text:list-item>
                              <text:p text:style-name="a373" text:class-names="" text:cond-style-name=""><text:span text:style-name="a371" text:class-names="">Fifth level</text:span><text:span text:style-name="a3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9" draw:name="Text Placeholder 3" svg:x="0.75868in" svg:y="1.86111in" svg:width="3.55556in" svg:height="3.44618in" presentation:class="outline" presentation:placeholder="false">
        <draw:text-box>
          <text:list text:style-name="a378">
            <text:list-item>
              <text:p text:style-name="a377" text:class-names="" text:cond-style-name=""><text:span text:style-name="a376" text:class-names="">Edit Master text styles</text:span></text:p>
            </text:list-item>
          </text:list>
        </draw:text-box>
        <svg:title/>
        <svg:desc/>
      </draw:frame>
      <draw:frame draw:id="id50" presentation:style-name="a382" draw:name="Date Placeholder 4" svg:x="0.55118in" svg:y="5.64882in" svg:width="2.56811in" svg:height="0.42717in" presentation:class="date-time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51" presentation:style-name="a385" draw:name="Footer Placeholder 5" svg:x="3.77008in" svg:y="5.64882in" svg:width="3.49409in" svg:height="0.42717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52" presentation:style-name="a388" draw:name="Slide Number Placeholder 6" svg:x="7.90394in" svg:y="5.64882in" svg:width="2.56811in" svg:height="0.42717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05">
        <draw:page-thumbnail svg:x="0.58346in" svg:y="0.83583in" svg:width="7.33228in" svg:height="4.12441in" presentation:class="page" draw:id="id5" presentation:style-name="a389" draw:name="Slide Image Placeholder 1">
          <svg:title/>
          <svg:desc/>
        </draw:page-thumbnail>
        <draw:frame draw:id="id6" presentation:style-name="a392" draw:name="Notes Placeholder 2" svg:x="0.85in" svg:y="5.2248in" svg:width="6.79961in" svg:height="4.94961in" presentation:class="notes" presentation:placeholder="false">
          <draw:text-box>
            <text:p text:style-name="a391" text:class-names="" text:cond-style-name=""><text:span text:style-name="a390" text:class-names=""/></text:p>
          </draw:text-box>
          <svg:title/>
          <svg:desc/>
        </draw:frame>
        <draw:frame draw:id="id7" presentation:style-name="a395" draw:name="Header Placeholder 3" svg:x="0in" svg:y="0in" svg:width="3.68858in" svg:height="0.54961in" presentation:class="header" presentation:placeholder="false">
          <draw:text-box>
            <text:p text:style-name="a394" text:class-names="" text:cond-style-name=""><text:span text:style-name="a393" text:class-names=""/></text:p>
          </draw:text-box>
          <svg:title/>
          <svg:desc/>
        </draw:frame>
        <draw:frame draw:id="id8" presentation:style-name="a398" draw:name="Date Placeholder 4" svg:x="4.81102in" svg:y="0in" svg:width="3.68858in" svg:height="0.54961in" presentation:class="date-time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9" presentation:style-name="a401" draw:name="Footer Placeholder 5" svg:x="0in" svg:y="10.45in" svg:width="3.68858in" svg:height="0.54961in" presentation:class="foot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0" presentation:style-name="a404" draw:name="Slide Number Placeholder 6" svg:x="4.81102in" svg:y="10.45in" svg:width="3.68858in" svg:height="0.54961in" presentation:class="page-number" presentation:placeholder="false">
          <draw:text-box>
            <text:p text:style-name="a403" text:class-names="" text:cond-style-name=""><text:span text:style-name="a4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06">
      <draw:frame draw:id="id53" presentation:style-name="a410" draw:name="Title 1" svg:x="0.75868in" svg:y="0.41319in" svg:width="3.55556in" svg:height="1.44792in" presentation:class="title" presentation:placeholder="false">
        <draw:text-box>
          <text:p text:style-name="a409" text:class-names="" text:cond-style-name=""><text:span text:style-name="a407" text:class-names="">Click to edit Master title style</text:span><text:span text:style-name="a408" text:class-names=""/></text:p>
        </draw:text-box>
        <svg:title/>
        <svg:desc/>
      </draw:frame>
      <draw:frame draw:id="id54" presentation:style-name="a413" draw:name="Picture Placeholder 2" svg:x="4.6875in" svg:y="0.89236in" svg:width="5.57986in" svg:height="4.40799in" presentation:class="graphic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55" presentation:style-name="a417" draw:name="Text Placeholder 3" svg:x="0.75868in" svg:y="1.86111in" svg:width="3.55556in" svg:height="3.44618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Edit Master text styles</text:span></text:p>
            </text:list-item>
          </text:list>
        </draw:text-box>
        <svg:title/>
        <svg:desc/>
      </draw:frame>
      <draw:frame draw:id="id56" presentation:style-name="a420" draw:name="Date Placeholder 4" svg:x="0.55118in" svg:y="5.64882in" svg:width="2.56811in" svg:height="0.42717in" presentation:class="date-time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57" presentation:style-name="a423" draw:name="Footer Placeholder 5" svg:x="3.77008in" svg:y="5.64882in" svg:width="3.49409in" svg:height="0.42717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58" presentation:style-name="a426" draw:name="Slide Number Placeholder 6" svg:x="7.90394in" svg:y="5.64882in" svg:width="2.56811in" svg:height="0.42717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/></text:span></text:p>
        </draw:text-box>
        <svg:title/>
        <svg:desc/>
      </draw:frame>
      <presentation:notes style:page-layout-name="pageLayout2" draw:style-name="a443">
        <draw:page-thumbnail svg:x="0.58346in" svg:y="0.83583in" svg:width="7.33228in" svg:height="4.12441in" presentation:class="page" draw:id="id5" presentation:style-name="a427" draw:name="Slide Image Placeholder 1">
          <svg:title/>
          <svg:desc/>
        </draw:page-thumbnail>
        <draw:frame draw:id="id6" presentation:style-name="a430" draw:name="Notes Placeholder 2" svg:x="0.85in" svg:y="5.2248in" svg:width="6.79961in" svg:height="4.94961in" presentation:class="notes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7" presentation:style-name="a433" draw:name="Header Placeholder 3" svg:x="0in" svg:y="0in" svg:width="3.68858in" svg:height="0.54961in" presentation:class="header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8" presentation:style-name="a436" draw:name="Date Placeholder 4" svg:x="4.81102in" svg:y="0in" svg:width="3.68858in" svg:height="0.54961in" presentation:class="date-time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9" presentation:style-name="a439" draw:name="Footer Placeholder 5" svg:x="0in" svg:y="10.45in" svg:width="3.68858in" svg:height="0.54961in" presentation:class="foot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10" presentation:style-name="a442" draw:name="Slide Number Placeholder 6" svg:x="4.81102in" svg:y="10.45in" svg:width="3.68858in" svg:height="0.54961in" presentation:class="page-number" presentation:placeholder="false">
          <draw:text-box>
            <text:p text:style-name="a441" text:class-names="" text:cond-style-name=""><text:span text:style-name="a4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44">
      <draw:frame draw:id="id59" presentation:style-name="a448" draw:name="Title 1" svg:x="0.55118in" svg:y="0.24724in" svg:width="9.92087in" svg:height="1.03504in" presentation:class="title" presentation:placeholder="false">
        <draw:text-box>
          <text:p text:style-name="a447" text:class-names="" text:cond-style-name=""><text:span text:style-name="a445" text:class-names="">Click to edit Master title style</text:span><text:span text:style-name="a446" text:class-names=""/></text:p>
        </draw:text-box>
        <svg:title/>
        <svg:desc/>
      </draw:frame>
      <draw:frame draw:id="id60" presentation:style-name="a465" draw:name="Vertical Text Placeholder 2" svg:x="0.55118in" svg:y="1.45079in" svg:width="9.92087in" svg:height="3.59606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Edit Master text styles</text:span></text:p>
            </text:list-item>
          </text:list>
          <text:list text:style-name="a454">
            <text:list-item>
              <text:list text:style-name="a454">
                <text:list-item>
                  <text:p text:style-name="a453" text:class-names="" text:cond-style-name=""><text:span text:style-name="a452" text:class-names="">Second level</text:span></text:p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p text:style-name="a456" text:class-names="" text:cond-style-name=""><text:span text:style-name="a455" text:class-names="">Third level</text:span></text:p>
                    </text:list-item>
                  </text:list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list text:style-name="a460">
                        <text:list-item>
                          <text:p text:style-name="a459" text:class-names="" text:cond-style-name=""><text:span text:style-name="a4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list text:style-name="a464">
                            <text:list-item>
                              <text:p text:style-name="a463" text:class-names="" text:cond-style-name=""><text:span text:style-name="a461" text:class-names="">Fifth level</text:span><text:span text:style-name="a4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8" draw:name="Date Placeholder 3" svg:x="0.55118in" svg:y="5.64882in" svg:width="2.56811in" svg:height="0.42717in" presentation:class="date-time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62" presentation:style-name="a471" draw:name="Footer Placeholder 4" svg:x="3.77008in" svg:y="5.64882in" svg:width="3.49409in" svg:height="0.42717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63" presentation:style-name="a474" draw:name="Slide Number Placeholder 5" svg:x="7.90394in" svg:y="5.64882in" svg:width="2.56811in" svg:height="0.42717in" presentation:class="page-number" presentation:placeholder="false">
        <draw:text-box>
          <text:p text:style-name="a473" text:class-names="" text:cond-style-name=""><text:span text:style-name="a472" text:class-names=""><text:page-number style:num-format="1" text:fixed="false"/></text:span></text:p>
        </draw:text-box>
        <svg:title/>
        <svg:desc/>
      </draw:frame>
      <presentation:notes style:page-layout-name="pageLayout2" draw:style-name="a491">
        <draw:page-thumbnail svg:x="0.58346in" svg:y="0.83583in" svg:width="7.33228in" svg:height="4.12441in" presentation:class="page" draw:id="id5" presentation:style-name="a475" draw:name="Slide Image Placeholder 1">
          <svg:title/>
          <svg:desc/>
        </draw:page-thumbnail>
        <draw:frame draw:id="id6" presentation:style-name="a478" draw:name="Notes Placeholder 2" svg:x="0.85in" svg:y="5.2248in" svg:width="6.79961in" svg:height="4.94961in" presentation:class="notes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7" presentation:style-name="a481" draw:name="Header Placeholder 3" svg:x="0in" svg:y="0in" svg:width="3.68858in" svg:height="0.54961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8" presentation:style-name="a484" draw:name="Date Placeholder 4" svg:x="4.81102in" svg:y="0in" svg:width="3.68858in" svg:height="0.54961in" presentation:class="date-time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9" presentation:style-name="a487" draw:name="Footer Placeholder 5" svg:x="0in" svg:y="10.45in" svg:width="3.68858in" svg:height="0.54961in" presentation:class="foot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0" presentation:style-name="a490" draw:name="Slide Number Placeholder 6" svg:x="4.81102in" svg:y="10.45in" svg:width="3.68858in" svg:height="0.54961in" presentation:class="page-number" presentation:placeholder="false">
          <draw:text-box>
            <text:p text:style-name="a489" text:class-names="" text:cond-style-name=""><text:span text:style-name="a4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92">
      <draw:frame draw:id="id64" presentation:style-name="a496" draw:name="Vertical Title 1" svg:x="7.99306in" svg:y="0.24653in" svg:width="2.47917in" svg:height="4.80035in" presentation:class="title" presentation:placeholder="false">
        <draw:text-box>
          <text:p text:style-name="a495" text:class-names="" text:cond-style-name=""><text:span text:style-name="a493" text:class-names="">Click to edit Master title style</text:span><text:span text:style-name="a494" text:class-names=""/></text:p>
        </draw:text-box>
        <svg:title/>
        <svg:desc/>
      </draw:frame>
      <draw:frame draw:id="id65" presentation:style-name="a513" draw:name="Vertical Text Placeholder 2" svg:x="0.55035in" svg:y="0.24653in" svg:width="7.27604in" svg:height="4.80035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Edit Master text styles</text:span></text:p>
            </text:list-item>
          </text:list>
          <text:list text:style-name="a502">
            <text:list-item>
              <text:list text:style-name="a502">
                <text:list-item>
                  <text:p text:style-name="a501" text:class-names="" text:cond-style-name=""><text:span text:style-name="a500" text:class-names="">Second level</text:span></text:p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p text:style-name="a504" text:class-names="" text:cond-style-name=""><text:span text:style-name="a503" text:class-names="">Third level</text:span></text:p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p text:style-name="a507" text:class-names="" text:cond-style-name=""><text:span text:style-name="a5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list text:style-name="a512">
                        <text:list-item>
                          <text:list text:style-name="a512">
                            <text:list-item>
                              <text:p text:style-name="a511" text:class-names="" text:cond-style-name=""><text:span text:style-name="a509" text:class-names="">Fifth level</text:span><text:span text:style-name="a5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6" draw:name="Date Placeholder 3" svg:x="0.55118in" svg:y="5.64882in" svg:width="2.56811in" svg:height="0.42717in" presentation:class="date-time" presentation:placeholder="false">
        <draw:text-box>
          <text:p text:style-name="a515" text:class-names="" text:cond-style-name=""><text:span text:style-name="a514" text:class-names=""/></text:p>
        </draw:text-box>
        <svg:title/>
        <svg:desc/>
      </draw:frame>
      <draw:frame draw:id="id67" presentation:style-name="a519" draw:name="Footer Placeholder 4" svg:x="3.77008in" svg:y="5.64882in" svg:width="3.49409in" svg:height="0.42717in" presentation:class="footer" presentation:placeholder="false">
        <draw:text-box>
          <text:p text:style-name="a518" text:class-names="" text:cond-style-name=""><text:span text:style-name="a517" text:class-names=""/></text:p>
        </draw:text-box>
        <svg:title/>
        <svg:desc/>
      </draw:frame>
      <draw:frame draw:id="id68" presentation:style-name="a522" draw:name="Slide Number Placeholder 5" svg:x="7.90394in" svg:y="5.64882in" svg:width="2.56811in" svg:height="0.42717in" presentation:class="page-number" presentation:placeholder="false">
        <draw:text-box>
          <text:p text:style-name="a521" text:class-names="" text:cond-style-name=""><text:span text:style-name="a520" text:class-names=""><text:page-number style:num-format="1" text:fixed="false"/></text:span></text:p>
        </draw:text-box>
        <svg:title/>
        <svg:desc/>
      </draw:frame>
      <presentation:notes style:page-layout-name="pageLayout2" draw:style-name="a539">
        <draw:page-thumbnail svg:x="0.58346in" svg:y="0.83583in" svg:width="7.33228in" svg:height="4.12441in" presentation:class="page" draw:id="id5" presentation:style-name="a523" draw:name="Slide Image Placeholder 1">
          <svg:title/>
          <svg:desc/>
        </draw:page-thumbnail>
        <draw:frame draw:id="id6" presentation:style-name="a526" draw:name="Notes Placeholder 2" svg:x="0.85in" svg:y="5.2248in" svg:width="6.79961in" svg:height="4.94961in" presentation:class="notes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7" presentation:style-name="a529" draw:name="Header Placeholder 3" svg:x="0in" svg:y="0in" svg:width="3.68858in" svg:height="0.54961in" presentation:class="head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8" presentation:style-name="a532" draw:name="Date Placeholder 4" svg:x="4.81102in" svg:y="0in" svg:width="3.68858in" svg:height="0.54961in" presentation:class="date-time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9" presentation:style-name="a535" draw:name="Footer Placeholder 5" svg:x="0in" svg:y="10.45in" svg:width="3.68858in" svg:height="0.54961in" presentation:class="foot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0" presentation:style-name="a538" draw:name="Slide Number Placeholder 6" svg:x="4.81102in" svg:y="10.45in" svg:width="3.68858in" svg:height="0.54961in" presentation:class="page-number" presentation:placeholder="false">
          <draw:text-box>
            <text:p text:style-name="a537" text:class-names="" text:cond-style-name=""><text:span text:style-name="a53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40">
      <draw:frame draw:id="id69" presentation:style-name="a543" draw:name="Header Placeholder 1" svg:x="0in" svg:y="0in" svg:width="3.68858in" svg:height="0.54961in" presentation:class="header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70" presentation:style-name="a546" draw:name="Date Placeholder 2" svg:x="4.81102in" svg:y="0in" svg:width="3.68858in" svg:height="0.54961in" presentation:class="date-time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71" presentation:style-name="a549" draw:name="Footer Placeholder 3" svg:x="0in" svg:y="10.45in" svg:width="3.68858in" svg:height="0.54961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72" presentation:style-name="a552" draw:name="Slide Number Placeholder 4" svg:x="4.81102in" svg:y="10.45in" svg:width="3.68858in" svg:height="0.54961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title/>
        <svg:desc/>
      </draw:frame>
      <draw:page-thumbnail draw:page-number="1" svg:x="0.59549in" svg:y="1.32986in" svg:width="3.48438in" svg:height="1.95833in"/>
      <draw:page-thumbnail draw:page-number="2" svg:x="4.42014in" svg:y="1.32986in" svg:width="3.48438in" svg:height="1.95833in"/>
      <draw:page-thumbnail draw:page-number="3" svg:x="0.59549in" svg:y="4.5191in" svg:width="3.48438in" svg:height="1.95833in"/>
      <draw:page-thumbnail draw:page-number="4" svg:x="4.42014in" svg:y="4.5191in" svg:width="3.48438in" svg:height="1.95833in"/>
      <draw:page-thumbnail draw:page-number="5" svg:x="0.59549in" svg:y="7.70833in" svg:width="3.48438in" svg:height="1.95833in"/>
      <draw:page-thumbnail draw:page-number="6" svg:x="4.42014in" svg:y="7.70833in" svg:width="3.48438in" svg:height="1.9583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Dario Lucia</meta:initial-creator>
    <dc:creator>Dario Lucia</dc:creator>
    <meta:creation-date>2023-06-23T19:22:13Z</meta:creation-date>
    <dc:date>2023-07-15T07:41:34Z</dc:date>
    <meta:editing-cycles>5</meta:editing-cycles>
    <meta:editing-duration>PT31500S</meta:editing-duration>
    <meta:document-statistic meta:paragraph-count="23" meta:word-count="53"/>
  </office:meta>
</office:document-meta>
</file>